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Pictures/10000200000001BC000000281DF4DBBFDF0B6184.png" manifest:media-type="image/png"/>
  <manifest:file-entry manifest:full-path="Pictures/2000007700002DDD00000416B3EB035E66C94D7D.svm" manifest:media-type="image/x-svm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3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 style:data-style-name="N2">
      <style:table-cell-properties fo:background-color="#cccccc"/>
    </style:style>
    <style:style style:name="ce5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a933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2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trapolation" table:style-name="ta1">
        <table:shapes>
          <draw:frame draw:z-index="0" draw:style-name="gr1" draw:text-style-name="P1" svg:width="15.999cm" svg:height="8.999cm" svg:x="0.564cm" svg:y="12.611cm">
            <draw:object draw:notify-on-update-of-ranges="Extrapolation.B2:Extrapolation.B26 Extrapolation.C1:Extrapolation.C1 Extrapolation.C2:Extrapolation.C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peed (km/h)</text:p>
          </table:table-cell>
          <table:table-cell table:style-name="Default" office:value-type="string" calcext:value-type="string">
            <text:p>Speed (m/s)</text:p>
          </table:table-cell>
          <table:table-cell table:style-name="Default" office:value-type="string" calcext:value-type="string">
            <text:p>Factor (approximate)</text:p>
          </table:table-cell>
          <table:table-cell office:value-type="string" calcext:value-type="string">
            <text:p>Power (W, very approximate)</text:p>
          </table:table-cell>
          <table:table-cell office:value-type="string" calcext:value-type="string">
            <text:p>kWh/k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3.6" office:value-type="float" office:value="0" calcext:value-type="float">
            <text:p>0.00</text:p>
          </table:table-cell>
          <table:table-cell table:style-name="Default" office:value-type="float" office:value="0" calcext:value-type="float">
            <text:p>0</text:p>
          </table:table-cell>
          <table:table-cell table:formula="of:=ROUND([.B2]*[.C2])" office:value-type="float" office:value="0" calcext:value-type="float">
            <text:p>0</text:p>
          </table:table-cell>
          <table:table-cell table:formula="of:=[.D2]/1000/[.A2]" office:value-type="string" office:string-value="" calcext:value-type="error">
            <text:p>#DIV/0!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[.A3]/3.6" office:value-type="float" office:value="1.38888888888889" calcext:value-type="float">
            <text:p>1.39</text:p>
          </table:table-cell>
          <table:table-cell table:style-name="ce5" office:value-type="float" office:value="50" calcext:value-type="float">
            <text:p>50</text:p>
          </table:table-cell>
          <table:table-cell table:formula="of:=ROUND([.B3]*[.C3])" office:value-type="float" office:value="69" calcext:value-type="float">
            <text:p>69</text:p>
          </table:table-cell>
          <table:table-cell table:formula="of:=[.D3]/1000/[.A3]" office:value-type="float" office:value="0.0138" calcext:value-type="float">
            <text:p>0.0138</text:p>
          </table:table-cell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A4]/3.6" office:value-type="float" office:value="2.77777777777778" calcext:value-type="float">
            <text:p>2.78</text:p>
          </table:table-cell>
          <table:table-cell table:style-name="ce5" office:value-type="float" office:value="95" calcext:value-type="float">
            <text:p>95</text:p>
          </table:table-cell>
          <table:table-cell table:formula="of:=ROUND([.B4]*[.C4])" office:value-type="float" office:value="264" calcext:value-type="float">
            <text:p>264</text:p>
          </table:table-cell>
          <table:table-cell table:formula="of:=[.D4]/1000/[.A4]" office:value-type="float" office:value="0.0264" calcext:value-type="float">
            <text:p>0.0264</text:p>
          </table:table-cell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A5]/3.6" office:value-type="float" office:value="4.16666666666667" calcext:value-type="float">
            <text:p>4.17</text:p>
          </table:table-cell>
          <table:table-cell table:style-name="ce5" office:value-type="float" office:value="130" calcext:value-type="float">
            <text:p>130</text:p>
          </table:table-cell>
          <table:table-cell table:formula="of:=ROUND([.B5]*[.C5])" office:value-type="float" office:value="542" calcext:value-type="float">
            <text:p>542</text:p>
          </table:table-cell>
          <table:table-cell table:formula="of:=[.D5]/1000/[.A5]" office:value-type="float" office:value="0.0361333333333333" calcext:value-type="float">
            <text:p>0.036133333333333</text:p>
          </table:table-cell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A6]/3.6" office:value-type="float" office:value="5.55555555555556" calcext:value-type="float">
            <text:p>5.56</text:p>
          </table:table-cell>
          <table:table-cell table:style-name="ce5" office:value-type="float" office:value="165" calcext:value-type="float">
            <text:p>165</text:p>
          </table:table-cell>
          <table:table-cell table:formula="of:=ROUND([.B6]*[.C6])" office:value-type="float" office:value="917" calcext:value-type="float">
            <text:p>917</text:p>
          </table:table-cell>
          <table:table-cell table:formula="of:=[.D6]/1000/[.A6]" office:value-type="float" office:value="0.04585" calcext:value-type="float">
            <text:p>0.04585</text:p>
          </table:table-cell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A7]/3.6" office:value-type="float" office:value="6.94444444444444" calcext:value-type="float">
            <text:p>6.94</text:p>
          </table:table-cell>
          <table:table-cell table:style-name="ce5" office:value-type="float" office:value="195" calcext:value-type="float">
            <text:p>195</text:p>
          </table:table-cell>
          <table:table-cell table:formula="of:=ROUND([.B7]*[.C7])" office:value-type="float" office:value="1354" calcext:value-type="float">
            <text:p>1354</text:p>
          </table:table-cell>
          <table:table-cell table:formula="of:=[.D7]/1000/[.A7]" office:value-type="float" office:value="0.05416" calcext:value-type="float">
            <text:p>0.05416</text:p>
          </table:table-cell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A8]/3.6" office:value-type="float" office:value="8.33333333333333" calcext:value-type="float">
            <text:p>8.33</text:p>
          </table:table-cell>
          <table:table-cell office:value-type="float" office:value="223" calcext:value-type="float">
            <text:p>223</text:p>
          </table:table-cell>
          <table:table-cell table:formula="of:=ROUND([.B8]*[.C8])" office:value-type="float" office:value="1858" calcext:value-type="float">
            <text:p>1858</text:p>
          </table:table-cell>
          <table:table-cell table:formula="of:=[.D8]/1000/[.A8]" office:value-type="float" office:value="0.0619333333333333" calcext:value-type="float">
            <text:p>0.061933333333333</text:p>
          </table:table-cell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A9]/3.6" office:value-type="float" office:value="9.72222222222222" calcext:value-type="float">
            <text:p>9.72</text:p>
          </table:table-cell>
          <table:table-cell office:value-type="float" office:value="246" calcext:value-type="float">
            <text:p>246</text:p>
          </table:table-cell>
          <table:table-cell table:formula="of:=ROUND([.B9]*[.C9])" office:value-type="float" office:value="2392" calcext:value-type="float">
            <text:p>2392</text:p>
          </table:table-cell>
          <table:table-cell table:formula="of:=[.D9]/1000/[.A9]" office:value-type="float" office:value="0.0683428571428571" calcext:value-type="float">
            <text:p>0.068342857142857</text:p>
          </table:table-cell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A10]/3.6" office:value-type="float" office:value="11.1111111111111" calcext:value-type="float">
            <text:p>11.11</text:p>
          </table:table-cell>
          <table:table-cell office:value-type="float" office:value="273" calcext:value-type="float">
            <text:p>273</text:p>
          </table:table-cell>
          <table:table-cell table:formula="of:=ROUND([.B10]*[.C10])" office:value-type="float" office:value="3033" calcext:value-type="float">
            <text:p>3033</text:p>
          </table:table-cell>
          <table:table-cell table:formula="of:=[.D10]/1000/[.A10]" office:value-type="float" office:value="0.075825" calcext:value-type="float">
            <text:p>0.075825</text:p>
          </table:table-cell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A11]/3.6" office:value-type="float" office:value="12.5" calcext:value-type="float">
            <text:p>12.50</text:p>
          </table:table-cell>
          <table:table-cell office:value-type="float" office:value="296" calcext:value-type="float">
            <text:p>296</text:p>
          </table:table-cell>
          <table:table-cell table:formula="of:=ROUND([.B11]*[.C11])" office:value-type="float" office:value="3700" calcext:value-type="float">
            <text:p>3700</text:p>
          </table:table-cell>
          <table:table-cell table:formula="of:=[.D11]/1000/[.A11]" office:value-type="float" office:value="0.0822222222222222" calcext:value-type="float">
            <text:p>0.082222222222222</text:p>
          </table:table-cell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A12]/3.6" office:value-type="float" office:value="13.8888888888889" calcext:value-type="float">
            <text:p>13.89</text:p>
          </table:table-cell>
          <table:table-cell office:value-type="float" office:value="319" calcext:value-type="float">
            <text:p>319</text:p>
          </table:table-cell>
          <table:table-cell table:formula="of:=ROUND([.B12]*[.C12])" office:value-type="float" office:value="4431" calcext:value-type="float">
            <text:p>4431</text:p>
          </table:table-cell>
          <table:table-cell table:formula="of:=[.D12]/1000/[.A12]" office:value-type="float" office:value="0.08862" calcext:value-type="float">
            <text:p>0.08862</text:p>
          </table:table-cell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A13]/3.6" office:value-type="float" office:value="15.2777777777778" calcext:value-type="float">
            <text:p>15.28</text:p>
          </table:table-cell>
          <table:table-cell office:value-type="float" office:value="341" calcext:value-type="float">
            <text:p>341</text:p>
          </table:table-cell>
          <table:table-cell table:formula="of:=ROUND([.B13]*[.C13])" office:value-type="float" office:value="5210" calcext:value-type="float">
            <text:p>5210</text:p>
          </table:table-cell>
          <table:table-cell table:formula="of:=[.D13]/1000/[.A13]" office:value-type="float" office:value="0.0947272727272727" calcext:value-type="float">
            <text:p>0.094727272727273</text:p>
          </table:table-cell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A14]/3.6" office:value-type="float" office:value="16.6666666666667" calcext:value-type="float">
            <text:p>16.67</text:p>
          </table:table-cell>
          <table:table-cell office:value-type="float" office:value="360" calcext:value-type="float">
            <text:p>360</text:p>
          </table:table-cell>
          <table:table-cell table:formula="of:=ROUND([.B14]*[.C14])" office:value-type="float" office:value="6000" calcext:value-type="float">
            <text:p>6000</text:p>
          </table:table-cell>
          <table:table-cell table:formula="of:=[.D14]/1000/[.A14]" office:value-type="float" office:value="0.1" calcext:value-type="float">
            <text:p>0.1</text:p>
          </table:table-cell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A15]/3.6" office:value-type="float" office:value="18.0555555555556" calcext:value-type="float">
            <text:p>18.06</text:p>
          </table:table-cell>
          <table:table-cell office:value-type="float" office:value="382" calcext:value-type="float">
            <text:p>382</text:p>
          </table:table-cell>
          <table:table-cell table:formula="of:=ROUND([.B15]*[.C15])" office:value-type="float" office:value="6897" calcext:value-type="float">
            <text:p>6897</text:p>
          </table:table-cell>
          <table:table-cell table:formula="of:=[.D15]/1000/[.A15]" office:value-type="float" office:value="0.106107692307692" calcext:value-type="float">
            <text:p>0.106107692307692</text:p>
          </table:table-cell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A16]/3.6" office:value-type="float" office:value="19.4444444444444" calcext:value-type="float">
            <text:p>19.44</text:p>
          </table:table-cell>
          <table:table-cell office:value-type="float" office:value="400" calcext:value-type="float">
            <text:p>400</text:p>
          </table:table-cell>
          <table:table-cell table:formula="of:=ROUND([.B16]*[.C16])" office:value-type="float" office:value="7778" calcext:value-type="float">
            <text:p>7778</text:p>
          </table:table-cell>
          <table:table-cell table:formula="of:=[.D16]/1000/[.A16]" office:value-type="float" office:value="0.111114285714286" calcext:value-type="float">
            <text:p>0.111114285714286</text:p>
          </table:table-cell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A17]/3.6" office:value-type="float" office:value="20.8333333333333" calcext:value-type="float">
            <text:p>20.83</text:p>
          </table:table-cell>
          <table:table-cell office:value-type="float" office:value="416" calcext:value-type="float">
            <text:p>416</text:p>
          </table:table-cell>
          <table:table-cell table:formula="of:=ROUND([.B17]*[.C17])" office:value-type="float" office:value="8667" calcext:value-type="float">
            <text:p>8667</text:p>
          </table:table-cell>
          <table:table-cell table:formula="of:=[.D17]/1000/[.A17]" office:value-type="float" office:value="0.11556" calcext:value-type="float">
            <text:p>0.11556</text:p>
          </table:table-cell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A18]/3.6" office:value-type="float" office:value="22.2222222222222" calcext:value-type="float">
            <text:p>22.22</text:p>
          </table:table-cell>
          <table:table-cell office:value-type="float" office:value="430" calcext:value-type="float">
            <text:p>430</text:p>
          </table:table-cell>
          <table:table-cell table:formula="of:=ROUND([.B18]*[.C18])" office:value-type="float" office:value="9556" calcext:value-type="float">
            <text:p>9556</text:p>
          </table:table-cell>
          <table:table-cell table:formula="of:=[.D18]/1000/[.A18]" office:value-type="float" office:value="0.11945" calcext:value-type="float">
            <text:p>0.11945</text:p>
          </table:table-cell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A19]/3.6" office:value-type="float" office:value="23.6111111111111" calcext:value-type="float">
            <text:p>23.61</text:p>
          </table:table-cell>
          <table:table-cell office:value-type="float" office:value="446" calcext:value-type="float">
            <text:p>446</text:p>
          </table:table-cell>
          <table:table-cell table:formula="of:=ROUND([.B19]*[.C19])" office:value-type="float" office:value="10531" calcext:value-type="float">
            <text:p>10531</text:p>
          </table:table-cell>
          <table:table-cell table:formula="of:=[.D19]/1000/[.A19]" office:value-type="float" office:value="0.123894117647059" calcext:value-type="float">
            <text:p>0.123894117647059</text:p>
          </table:table-cell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A20]/3.6" office:value-type="float" office:value="25" calcext:value-type="float">
            <text:p>25.00</text:p>
          </table:table-cell>
          <table:table-cell office:value-type="float" office:value="461" calcext:value-type="float">
            <text:p>461</text:p>
          </table:table-cell>
          <table:table-cell table:formula="of:=ROUND([.B20]*[.C20])" office:value-type="float" office:value="11525" calcext:value-type="float">
            <text:p>11525</text:p>
          </table:table-cell>
          <table:table-cell table:formula="of:=[.D20]/1000/[.A20]" office:value-type="float" office:value="0.128055555555556" calcext:value-type="float">
            <text:p>0.128055555555556</text:p>
          </table:table-cell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A21]/3.6" office:value-type="float" office:value="26.3888888888889" calcext:value-type="float">
            <text:p>26.39</text:p>
          </table:table-cell>
          <table:table-cell table:style-name="ce5" office:value-type="float" office:value="475" calcext:value-type="float">
            <text:p>475</text:p>
          </table:table-cell>
          <table:table-cell table:formula="of:=ROUND([.B21]*[.C21])" office:value-type="float" office:value="12535" calcext:value-type="float">
            <text:p>12535</text:p>
          </table:table-cell>
          <table:table-cell table:formula="of:=[.D21]/1000/[.A21]" office:value-type="float" office:value="0.131947368421053" calcext:value-type="float">
            <text:p>0.131947368421053</text:p>
          </table:table-cell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A22]/3.6" office:value-type="float" office:value="27.7777777777778" calcext:value-type="float">
            <text:p>27.78</text:p>
          </table:table-cell>
          <table:table-cell table:style-name="ce5" office:value-type="float" office:value="488" calcext:value-type="float">
            <text:p>488</text:p>
          </table:table-cell>
          <table:table-cell table:formula="of:=ROUND([.B22]*[.C22])" office:value-type="float" office:value="13556" calcext:value-type="float">
            <text:p>13556</text:p>
          </table:table-cell>
          <table:table-cell table:formula="of:=[.D22]/1000/[.A22]" office:value-type="float" office:value="0.13556" calcext:value-type="float">
            <text:p>0.13556</text:p>
          </table:table-cell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A23]/3.6" office:value-type="float" office:value="29.1666666666667" calcext:value-type="float">
            <text:p>29.17</text:p>
          </table:table-cell>
          <table:table-cell table:style-name="ce5" office:value-type="float" office:value="500" calcext:value-type="float">
            <text:p>500</text:p>
          </table:table-cell>
          <table:table-cell table:formula="of:=ROUND([.B23]*[.C23])" office:value-type="float" office:value="14583" calcext:value-type="float">
            <text:p>14583</text:p>
          </table:table-cell>
          <table:table-cell table:formula="of:=[.D23]/1000/[.A23]" office:value-type="float" office:value="0.138885714285714" calcext:value-type="float">
            <text:p>0.138885714285714</text:p>
          </table:table-cell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A24]/3.6" office:value-type="float" office:value="30.5555555555556" calcext:value-type="float">
            <text:p>30.56</text:p>
          </table:table-cell>
          <table:table-cell table:style-name="ce5" office:value-type="float" office:value="510" calcext:value-type="float">
            <text:p>510</text:p>
          </table:table-cell>
          <table:table-cell table:formula="of:=ROUND([.B24]*[.C24])" office:value-type="float" office:value="15583" calcext:value-type="float">
            <text:p>15583</text:p>
          </table:table-cell>
          <table:table-cell table:formula="of:=[.D24]/1000/[.A24]" office:value-type="float" office:value="0.141663636363636" calcext:value-type="float">
            <text:p>0.141663636363636</text:p>
          </table:table-cell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A25]/3.6" office:value-type="float" office:value="31.9444444444444" calcext:value-type="float">
            <text:p>31.94</text:p>
          </table:table-cell>
          <table:table-cell table:style-name="ce5" office:value-type="float" office:value="520" calcext:value-type="float">
            <text:p>520</text:p>
          </table:table-cell>
          <table:table-cell table:formula="of:=ROUND([.B25]*[.C25])" office:value-type="float" office:value="16611" calcext:value-type="float">
            <text:p>16611</text:p>
          </table:table-cell>
          <table:table-cell table:formula="of:=[.D25]/1000/[.A25]" office:value-type="float" office:value="0.14444347826087" calcext:value-type="float">
            <text:p>0.14444347826087</text:p>
          </table:table-cell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A26]/3.6" office:value-type="float" office:value="33.3333333333333" calcext:value-type="float">
            <text:p>33.33</text:p>
          </table:table-cell>
          <table:table-cell table:style-name="ce5" office:value-type="float" office:value="530" calcext:value-type="float">
            <text:p>530</text:p>
          </table:table-cell>
          <table:table-cell table:formula="of:=ROUND([.B26]*[.C26])" office:value-type="float" office:value="17667" calcext:value-type="float">
            <text:p>17667</text:p>
          </table:table-cell>
          <table:table-cell table:formula="of:=[.D26]/1000/[.A26]" office:value-type="float" office:value="0.147225" calcext:value-type="float">
            <text:p>0.147225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Green entered, yellow guessed</text:p>
          </table:table-cell>
          <table:table-cell table:number-columns-repeated="2"/>
        </table:table-row>
      </table:table>
      <table:table table:name="Calcs" table:style-name="ta1">
        <table:shapes>
          <draw:frame draw:z-index="0" draw:style-name="gr1" draw:text-style-name="P1" svg:width="15.999cm" svg:height="8.999cm" svg:x="31.05cm" svg:y="0.392cm">
            <draw:object draw:notify-on-update-of-ranges="Calcs.A3:Calcs.A54 Calcs.B2:Calcs.B2 Calcs.B3:Calcs.B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31.489cm" svg:y="13.726cm">
            <draw:object draw:notify-on-update-of-ranges="Calcs.A1:Calcs.A54 Calcs.C1:Calcs.C54 Calcs.A1:Calcs.A54 Calcs.F1:Calcs.F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Image 1" draw:style-name="gr2" draw:text-style-name="P1" svg:width="11.74cm" svg:height="1.045cm" svg:x="29.957cm" svg:y="9.402cm">
            <draw:image xlink:href="Pictures/2000007700002DDD00000416B3EB035E66C94D7D.svm" xlink:type="simple" xlink:show="embed" xlink:actuate="onLoad" draw:mime-type="image/x-svm">
              <text:p/>
            </draw:image>
            <draw:image xlink:href="Pictures/10000200000001BC000000281DF4DBBFDF0B6184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PF Consta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ight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ime (s)</text:p>
          </table:table-cell>
          <table:table-cell office:value-type="string" calcext:value-type="string">
            <text:p>Speed (km/h)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dv/dt</text:p>
          </table:table-cell>
          <table:table-cell office:value-type="string" calcext:value-type="string">
            <text:p>LPF</text:p>
          </table:table-cell>
          <table:table-cell office:value-type="string" calcext:value-type="string">
            <text:p>LPF scaled</text:p>
          </table:table-cell>
          <table:table-cell table:style-name="ce4" office:value-type="string" calcext:value-type="string">
            <text:p>0.5*(speed1^2-speed2^2)*vehicle mass/time</text:p>
          </table:table-cell>
          <table:table-cell/>
          <table:table-cell office:value-type="string" calcext:value-type="string">
            <text:p>From website</text:p>
          </table:table-cell>
          <table:table-cell office:value-type="string" calcext:value-type="string">
            <text:p>From equation</text:p>
          </table:table-cell>
          <table:table-cell office:value-type="string" calcext:value-type="string">
            <text:p>P=mav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[$Data.B3]" office:value-type="float" office:value="89" calcext:value-type="float">
            <text:p>89</text:p>
          </table:table-cell>
          <table:table-cell table:style-name="ce6" table:formula="of:=[.B3]/3.6" office:value-type="float" office:value="24.7222222222222" calcext:value-type="float">
            <text:p>24.72</text:p>
          </table:table-cell>
          <table:table-cell/>
          <table:table-cell office:value-type="float" office:value="-0.5" calcext:value-type="float">
            <text:p>-0.5</text:p>
          </table:table-cell>
          <table:table-cell table:formula="of:=-[.E3]*20" office:value-type="float" office:value="10" calcext:value-type="float">
            <text:p>10</text:p>
          </table:table-cell>
          <table:table-cell table:number-columns-repeated="2"/>
          <table:table-cell office:value-type="float" office:value="8700" calcext:value-type="float">
            <text:p>8700</text:p>
          </table:table-cell>
          <table:table-cell table:formula="of:=2*0.00207*[.A3]-0.41789" office:value-type="float" office:value="-0.41789" calcext:value-type="float">
            <text:p>-0.41789</text:p>
          </table:table-cell>
          <table:table-cell table:formula="of:=[.$D$1]*[.J3]*[.C3]" office:value-type="float" office:value="-11364.2863888889" calcext:value-type="float">
            <text:p>-11364.2863888889</text:p>
          </table:table-cell>
          <table:table-cell table:formula="of:=-[.K3]-[.I3]" office:value-type="float" office:value="2664.28638888888" calcext:value-type="float">
            <text:p>2664.28638888888</text:p>
          </table:table-cell>
          <table:table-cell table:formula="of:=-ROUND([.K3]/[.C3]; 1)" office:value-type="float" office:value="459.7" calcext:value-type="float">
            <text:p>459.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Data.B4]" office:value-type="float" office:value="88" calcext:value-type="float">
            <text:p>88</text:p>
          </table:table-cell>
          <table:table-cell table:style-name="ce6" table:formula="of:=[.B4]/3.6" office:value-type="float" office:value="24.4444444444444" calcext:value-type="float">
            <text:p>24.44</text:p>
          </table:table-cell>
          <table:table-cell table:formula="of:=([.C4]-[.C3])" office:value-type="float" office:value="-0.2777777777778" calcext:value-type="float">
            <text:p>-0.2777777777778</text:p>
          </table:table-cell>
          <table:table-cell table:formula="of:=[.E3]*[.$B$1]+[.D4]*(1-[.$B$1])" office:value-type="float" office:value="-0.47777777777778" calcext:value-type="float">
            <text:p>-0.47777777777778</text:p>
          </table:table-cell>
          <table:table-cell table:formula="of:=-[.E4]*20" office:value-type="float" office:value="9.5555555555556" calcext:value-type="float">
            <text:p>9.5555555555556</text:p>
          </table:table-cell>
          <table:table-cell table:formula="of:=0.5*([.C3]^2-[.C4]^2)*1000" office:value-type="float" office:value="6828.70370370426" calcext:value-type="float">
            <text:p>6828.70370370426</text:p>
          </table:table-cell>
          <table:table-cell table:number-columns-repeated="2"/>
          <table:table-cell table:formula="of:=2*0.00207*[.A4]-0.41789" office:value-type="float" office:value="-0.41375" calcext:value-type="float">
            <text:p>-0.41375</text:p>
          </table:table-cell>
          <table:table-cell table:formula="of:=[.$D$1]*[.J4]*[.C4]" office:value-type="float" office:value="-11125.2777777778" calcext:value-type="float">
            <text:p>-11125.2777777778</text:p>
          </table:table-cell>
          <table:table-cell/>
          <table:table-cell table:formula="of:=-ROUND([.K4]/[.C4]; 1)" office:value-type="float" office:value="455.1" calcext:value-type="float">
            <text:p>455.1</text:p>
          </table:table-cell>
          <table:table-cell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$Data.B5]" office:value-type="float" office:value="87" calcext:value-type="float">
            <text:p>87</text:p>
          </table:table-cell>
          <table:table-cell table:style-name="ce6" table:formula="of:=[.B5]/3.6" office:value-type="float" office:value="24.1666666666667" calcext:value-type="float">
            <text:p>24.17</text:p>
          </table:table-cell>
          <table:table-cell table:formula="of:=([.C5]-[.C4])" office:value-type="float" office:value="-0.2777777777777" calcext:value-type="float">
            <text:p>-0.2777777777777</text:p>
          </table:table-cell>
          <table:table-cell table:formula="of:=[.E4]*[.$B$1]+[.D5]*(1-[.$B$1])" office:value-type="float" office:value="-0.457777777777772" calcext:value-type="float">
            <text:p>-0.457777777777772</text:p>
          </table:table-cell>
          <table:table-cell table:formula="of:=-[.E5]*20" office:value-type="float" office:value="9.15555555555544" calcext:value-type="float">
            <text:p>9.15555555555544</text:p>
          </table:table-cell>
          <table:table-cell table:formula="of:=0.5*([.C4]^2-[.C5]^2)*1000" office:value-type="float" office:value="6751.54320987463" calcext:value-type="float">
            <text:p>6751.54320987463</text:p>
          </table:table-cell>
          <table:table-cell table:number-columns-repeated="2"/>
          <table:table-cell table:formula="of:=2*0.00207*[.A5]-0.41789" office:value-type="float" office:value="-0.40961" calcext:value-type="float">
            <text:p>-0.40961</text:p>
          </table:table-cell>
          <table:table-cell table:formula="of:=[.$D$1]*[.J5]*[.C5]" office:value-type="float" office:value="-10888.7991666667" calcext:value-type="float">
            <text:p>-10888.7991666667</text:p>
          </table:table-cell>
          <table:table-cell/>
          <table:table-cell table:formula="of:=-ROUND([.K5]/[.C5]; 1)" office:value-type="float" office:value="450.6" calcext:value-type="float">
            <text:p>450.6</text:p>
          </table:table-cell>
          <table:table-cell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$Data.B6]" office:value-type="float" office:value="85" calcext:value-type="float">
            <text:p>85</text:p>
          </table:table-cell>
          <table:table-cell table:style-name="ce6" table:formula="of:=[.B6]/3.6" office:value-type="float" office:value="23.6111111111111" calcext:value-type="float">
            <text:p>23.61</text:p>
          </table:table-cell>
          <table:table-cell table:formula="of:=([.C6]-[.C5])" office:value-type="float" office:value="-0.5555555555556" calcext:value-type="float">
            <text:p>-0.5555555555556</text:p>
          </table:table-cell>
          <table:table-cell table:formula="of:=[.E5]*[.$B$1]+[.D6]*(1-[.$B$1])" office:value-type="float" office:value="-0.467555555555555" calcext:value-type="float">
            <text:p>-0.467555555555555</text:p>
          </table:table-cell>
          <table:table-cell table:formula="of:=-[.E6]*20" office:value-type="float" office:value="9.3511111111111" calcext:value-type="float">
            <text:p>9.3511111111111</text:p>
          </table:table-cell>
          <table:table-cell table:formula="of:=0.5*([.C5]^2-[.C6]^2)*1000" office:value-type="float" office:value="13271.6049382727" calcext:value-type="float">
            <text:p>13271.6049382727</text:p>
          </table:table-cell>
          <table:table-cell table:formula="of:=SUM([.G4:.G8])/5" office:value-type="float" office:value="9236.1111111109" calcext:value-type="float">
            <text:p>9236.1111111109</text:p>
          </table:table-cell>
          <table:table-cell/>
          <table:table-cell table:formula="of:=2*0.00207*[.A6]-0.41789" office:value-type="float" office:value="-0.40547" calcext:value-type="float">
            <text:p>-0.40547</text:p>
          </table:table-cell>
          <table:table-cell table:formula="of:=[.$D$1]*[.J6]*[.C6]" office:value-type="float" office:value="-10530.9569444444" calcext:value-type="float">
            <text:p>-10530.9569444444</text:p>
          </table:table-cell>
          <table:table-cell/>
          <table:table-cell table:formula="of:=-ROUND([.K6]/[.C6]; 1)" office:value-type="float" office:value="446" calcext:value-type="float">
            <text:p>446</text:p>
          </table:table-cell>
          <table:table-cell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$Data.B7]" office:value-type="float" office:value="83" calcext:value-type="float">
            <text:p>83</text:p>
          </table:table-cell>
          <table:table-cell table:style-name="ce6" table:formula="of:=[.B7]/3.6" office:value-type="float" office:value="23.0555555555556" calcext:value-type="float">
            <text:p>23.06</text:p>
          </table:table-cell>
          <table:table-cell table:formula="of:=([.C7]-[.C6])" office:value-type="float" office:value="-0.5555555555555" calcext:value-type="float">
            <text:p>-0.5555555555555</text:p>
          </table:table-cell>
          <table:table-cell table:formula="of:=[.E6]*[.$B$1]+[.D7]*(1-[.$B$1])" office:value-type="float" office:value="-0.476355555555549" calcext:value-type="float">
            <text:p>-0.476355555555549</text:p>
          </table:table-cell>
          <table:table-cell table:formula="of:=-[.E7]*20" office:value-type="float" office:value="9.52711111111099" calcext:value-type="float">
            <text:p>9.52711111111099</text:p>
          </table:table-cell>
          <table:table-cell table:formula="of:=0.5*([.C6]^2-[.C7]^2)*1000" office:value-type="float" office:value="12962.9629629617" calcext:value-type="float">
            <text:p>12962.9629629617</text:p>
          </table:table-cell>
          <table:table-cell table:formula="of:=SUM([.G5:.G9])/5" office:value-type="float" office:value="9128.08641975287" calcext:value-type="float">
            <text:p>9128.08641975287</text:p>
          </table:table-cell>
          <table:table-cell/>
          <table:table-cell table:formula="of:=2*0.00207*[.A7]-0.41789" office:value-type="float" office:value="-0.40133" calcext:value-type="float">
            <text:p>-0.40133</text:p>
          </table:table-cell>
          <table:table-cell table:formula="of:=[.$D$1]*[.J7]*[.C7]" office:value-type="float" office:value="-10178.1747222222" calcext:value-type="float">
            <text:p>-10178.1747222222</text:p>
          </table:table-cell>
          <table:table-cell/>
          <table:table-cell table:formula="of:=-ROUND([.K7]/[.C7]; 1)" office:value-type="float" office:value="441.5" calcext:value-type="float">
            <text:p>441.5</text:p>
          </table:table-cell>
          <table:table-cell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$Data.B8]" office:value-type="float" office:value="82" calcext:value-type="float">
            <text:p>82</text:p>
          </table:table-cell>
          <table:table-cell table:style-name="ce6" table:formula="of:=[.B8]/3.6" office:value-type="float" office:value="22.7777777777778" calcext:value-type="float">
            <text:p>22.78</text:p>
          </table:table-cell>
          <table:table-cell table:formula="of:=([.C8]-[.C7])" office:value-type="float" office:value="-0.2777777777778" calcext:value-type="float">
            <text:p>-0.2777777777778</text:p>
          </table:table-cell>
          <table:table-cell table:formula="of:=[.E7]*[.$B$1]+[.D8]*(1-[.$B$1])" office:value-type="float" office:value="-0.456497777777774" calcext:value-type="float">
            <text:p>-0.456497777777774</text:p>
          </table:table-cell>
          <table:table-cell table:formula="of:=-[.E8]*20" office:value-type="float" office:value="9.12995555555549" calcext:value-type="float">
            <text:p>9.12995555555549</text:p>
          </table:table-cell>
          <table:table-cell table:formula="of:=0.5*([.C7]^2-[.C8]^2)*1000" office:value-type="float" office:value="6365.74074074127" calcext:value-type="float">
            <text:p>6365.74074074127</text:p>
          </table:table-cell>
          <table:table-cell table:formula="of:=SUM([.G6:.G10])/5" office:value-type="float" office:value="10246.9135802473" calcext:value-type="float">
            <text:p>10246.9135802473</text:p>
          </table:table-cell>
          <table:table-cell/>
          <table:table-cell table:formula="of:=2*0.00207*[.A8]-0.41789" office:value-type="float" office:value="-0.39719" calcext:value-type="float">
            <text:p>-0.39719</text:p>
          </table:table-cell>
          <table:table-cell table:formula="of:=[.$D$1]*[.J8]*[.C8]" office:value-type="float" office:value="-9951.81611111112" calcext:value-type="float">
            <text:p>-9951.81611111112</text:p>
          </table:table-cell>
          <table:table-cell/>
          <table:table-cell table:formula="of:=-ROUND([.K8]/[.C8]; 1)" office:value-type="float" office:value="436.9" calcext:value-type="float">
            <text:p>436.9</text:p>
          </table:table-cell>
          <table:table-cell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$Data.B9]" office:value-type="float" office:value="81" calcext:value-type="float">
            <text:p>81</text:p>
          </table:table-cell>
          <table:table-cell table:style-name="ce6" table:formula="of:=[.B9]/3.6" office:value-type="float" office:value="22.5" calcext:value-type="float">
            <text:p>22.50</text:p>
          </table:table-cell>
          <table:table-cell table:formula="of:=([.C9]-[.C8])" office:value-type="float" office:value="-0.2777777777778" calcext:value-type="float">
            <text:p>-0.2777777777778</text:p>
          </table:table-cell>
          <table:table-cell table:formula="of:=[.E8]*[.$B$1]+[.D9]*(1-[.$B$1])" office:value-type="float" office:value="-0.438625777777777" calcext:value-type="float">
            <text:p>-0.438625777777777</text:p>
          </table:table-cell>
          <table:table-cell table:formula="of:=-[.E9]*20" office:value-type="float" office:value="8.77251555555554" calcext:value-type="float">
            <text:p>8.77251555555554</text:p>
          </table:table-cell>
          <table:table-cell table:formula="of:=0.5*([.C8]^2-[.C9]^2)*1000" office:value-type="float" office:value="6288.58024691408" calcext:value-type="float">
            <text:p>6288.58024691408</text:p>
          </table:table-cell>
          <table:table-cell table:formula="of:=SUM([.G7:.G11])/5" office:value-type="float" office:value="8804.01234567882" calcext:value-type="float">
            <text:p>8804.01234567882</text:p>
          </table:table-cell>
          <table:table-cell/>
          <table:table-cell table:formula="of:=2*0.00207*[.A9]-0.41789" office:value-type="float" office:value="-0.39305" calcext:value-type="float">
            <text:p>-0.39305</text:p>
          </table:table-cell>
          <table:table-cell table:formula="of:=[.$D$1]*[.J9]*[.C9]" office:value-type="float" office:value="-9727.9875" calcext:value-type="float">
            <text:p>-9727.9875</text:p>
          </table:table-cell>
          <table:table-cell/>
          <table:table-cell table:formula="of:=-ROUND([.K9]/[.C9]; 1)" office:value-type="float" office:value="432.4" calcext:value-type="float">
            <text:p>432.4</text:p>
          </table:table-cell>
          <table:table-cell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$Data.B10]" office:value-type="float" office:value="79" calcext:value-type="float">
            <text:p>79</text:p>
          </table:table-cell>
          <table:table-cell table:style-name="ce6" table:formula="of:=[.B10]/3.6" office:value-type="float" office:value="21.9444444444444" calcext:value-type="float">
            <text:p>21.94</text:p>
          </table:table-cell>
          <table:table-cell table:formula="of:=([.C10]-[.C9])" office:value-type="float" office:value="-0.5555555555556" calcext:value-type="float">
            <text:p>-0.5555555555556</text:p>
          </table:table-cell>
          <table:table-cell table:formula="of:=[.E9]*[.$B$1]+[.D10]*(1-[.$B$1])" office:value-type="float" office:value="-0.450318755555559" calcext:value-type="float">
            <text:p>-0.450318755555559</text:p>
          </table:table-cell>
          <table:table-cell table:formula="of:=-[.E10]*20" office:value-type="float" office:value="9.00637511111118" calcext:value-type="float">
            <text:p>9.00637511111118</text:p>
          </table:table-cell>
          <table:table-cell table:formula="of:=0.5*([.C9]^2-[.C10]^2)*1000" office:value-type="float" office:value="12345.6790123466" calcext:value-type="float">
            <text:p>12345.6790123466</text:p>
          </table:table-cell>
          <table:table-cell table:formula="of:=SUM([.G8:.G12])/5" office:value-type="float" office:value="8587.96296296322" calcext:value-type="float">
            <text:p>8587.96296296322</text:p>
          </table:table-cell>
          <table:table-cell office:value-type="float" office:value="6900" calcext:value-type="float">
            <text:p>6900</text:p>
          </table:table-cell>
          <table:table-cell table:formula="of:=2*0.00207*[.A10]-0.41789" office:value-type="float" office:value="-0.38891" calcext:value-type="float">
            <text:p>-0.38891</text:p>
          </table:table-cell>
          <table:table-cell table:formula="of:=[.$D$1]*[.J10]*[.C10]" office:value-type="float" office:value="-9387.85527777776" calcext:value-type="float">
            <text:p>-9387.85527777776</text:p>
          </table:table-cell>
          <table:table-cell table:formula="of:=-[.K10]-[.I10]" office:value-type="float" office:value="2487.85527777776" calcext:value-type="float">
            <text:p>2487.85527777776</text:p>
          </table:table-cell>
          <table:table-cell table:formula="of:=-ROUND([.K10]/[.C10]; 1)" office:value-type="float" office:value="427.8" calcext:value-type="float">
            <text:p>427.8</text:p>
          </table:table-cell>
          <table:table-cell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$Data.B11]" office:value-type="float" office:value="78" calcext:value-type="float">
            <text:p>78</text:p>
          </table:table-cell>
          <table:table-cell table:style-name="ce6" table:formula="of:=[.B11]/3.6" office:value-type="float" office:value="21.6666666666667" calcext:value-type="float">
            <text:p>21.67</text:p>
          </table:table-cell>
          <table:table-cell table:formula="of:=([.C11]-[.C10])" office:value-type="float" office:value="-0.2777777777777" calcext:value-type="float">
            <text:p>-0.2777777777777</text:p>
          </table:table-cell>
          <table:table-cell table:formula="of:=[.E10]*[.$B$1]+[.D11]*(1-[.$B$1])" office:value-type="float" office:value="-0.433064657777773" calcext:value-type="float">
            <text:p>-0.433064657777773</text:p>
          </table:table-cell>
          <table:table-cell table:formula="of:=-[.E11]*20" office:value-type="float" office:value="8.66129315555547" calcext:value-type="float">
            <text:p>8.66129315555547</text:p>
          </table:table-cell>
          <table:table-cell table:formula="of:=0.5*([.C10]^2-[.C11]^2)*1000" office:value-type="float" office:value="6057.09876543043" calcext:value-type="float">
            <text:p>6057.09876543043</text:p>
          </table:table-cell>
          <table:table-cell table:formula="of:=SUM([.G9:.G13])/5" office:value-type="float" office:value="9629.62962962954" calcext:value-type="float">
            <text:p>9629.62962962954</text:p>
          </table:table-cell>
          <table:table-cell/>
          <table:table-cell table:formula="of:=2*0.00207*[.A11]-0.41789" office:value-type="float" office:value="-0.38477" calcext:value-type="float">
            <text:p>-0.38477</text:p>
          </table:table-cell>
          <table:table-cell table:formula="of:=[.$D$1]*[.J11]*[.C11]" office:value-type="float" office:value="-9170.35166666668" calcext:value-type="float">
            <text:p>-9170.35166666668</text:p>
          </table:table-cell>
          <table:table-cell/>
          <table:table-cell table:formula="of:=-ROUND([.K11]/[.C11]; 1)" office:value-type="float" office:value="423.2" calcext:value-type="float">
            <text:p>423.2</text:p>
          </table:table-cell>
          <table:table-cell/>
        </table:table-row>
        <table:table-row table:style-name="ro1">
          <table:table-cell table:style-name="ce1" table:formula="of:=[.A11]+1" office:value-type="float" office:value="9" calcext:value-type="float">
            <text:p>9</text:p>
          </table:table-cell>
          <table:table-cell table:formula="of:=[$Data.B12]" office:value-type="float" office:value="76" calcext:value-type="float">
            <text:p>76</text:p>
          </table:table-cell>
          <table:table-cell table:style-name="ce6" table:formula="of:=[.B12]/3.6" office:value-type="float" office:value="21.1111111111111" calcext:value-type="float">
            <text:p>21.11</text:p>
          </table:table-cell>
          <table:table-cell table:formula="of:=([.C12]-[.C11])" office:value-type="float" office:value="-0.5555555555556" calcext:value-type="float">
            <text:p>-0.5555555555556</text:p>
          </table:table-cell>
          <table:table-cell table:formula="of:=[.E11]*[.$B$1]+[.D12]*(1-[.$B$1])" office:value-type="float" office:value="-0.445313747555556" calcext:value-type="float">
            <text:p>-0.445313747555556</text:p>
          </table:table-cell>
          <table:table-cell table:formula="of:=-[.E12]*20" office:value-type="float" office:value="8.90627495111112" calcext:value-type="float">
            <text:p>8.90627495111112</text:p>
          </table:table-cell>
          <table:table-cell table:formula="of:=0.5*([.C11]^2-[.C12]^2)*1000" office:value-type="float" office:value="11882.7160493837" calcext:value-type="float">
            <text:p>11882.7160493837</text:p>
          </table:table-cell>
          <table:table-cell table:formula="of:=SUM([.G10:.G14])/5" office:value-type="float" office:value="9506.17283950608" calcext:value-type="float">
            <text:p>9506.17283950608</text:p>
          </table:table-cell>
          <table:table-cell/>
          <table:table-cell table:formula="of:=2*0.00207*[.A12]-0.41789" office:value-type="float" office:value="-0.38063" calcext:value-type="float">
            <text:p>-0.38063</text:p>
          </table:table-cell>
          <table:table-cell table:formula="of:=[.$D$1]*[.J12]*[.C12]" office:value-type="float" office:value="-8839.07444444444" calcext:value-type="float">
            <text:p>-8839.07444444444</text:p>
          </table:table-cell>
          <table:table-cell/>
          <table:table-cell table:formula="of:=-ROUND([.K12]/[.C12]; 1)" office:value-type="float" office:value="418.7" calcext:value-type="float">
            <text:p>418.7</text:p>
          </table:table-cell>
          <table:table-cell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$Data.B13]" office:value-type="float" office:value="74" calcext:value-type="float">
            <text:p>74</text:p>
          </table:table-cell>
          <table:table-cell table:style-name="ce6" table:formula="of:=[.B13]/3.6" office:value-type="float" office:value="20.5555555555556" calcext:value-type="float">
            <text:p>20.56</text:p>
          </table:table-cell>
          <table:table-cell table:formula="of:=([.C13]-[.C12])" office:value-type="float" office:value="-0.5555555555555" calcext:value-type="float">
            <text:p>-0.5555555555555</text:p>
          </table:table-cell>
          <table:table-cell table:formula="of:=[.E12]*[.$B$1]+[.D13]*(1-[.$B$1])" office:value-type="float" office:value="-0.45633792835555" calcext:value-type="float">
            <text:p>-0.45633792835555</text:p>
          </table:table-cell>
          <table:table-cell table:formula="of:=-[.E13]*20" office:value-type="float" office:value="9.12675856711101" calcext:value-type="float">
            <text:p>9.12675856711101</text:p>
          </table:table-cell>
          <table:table-cell table:formula="of:=0.5*([.C12]^2-[.C13]^2)*1000" office:value-type="float" office:value="11574.0740740729" calcext:value-type="float">
            <text:p>11574.0740740729</text:p>
          </table:table-cell>
          <table:table-cell table:formula="of:=SUM([.G11:.G15])/5" office:value-type="float" office:value="8155.86419753067" calcext:value-type="float">
            <text:p>8155.86419753067</text:p>
          </table:table-cell>
          <table:table-cell/>
          <table:table-cell table:formula="of:=2*0.00207*[.A13]-0.41789" office:value-type="float" office:value="-0.37649" calcext:value-type="float">
            <text:p>-0.37649</text:p>
          </table:table-cell>
          <table:table-cell table:formula="of:=[.$D$1]*[.J13]*[.C13]" office:value-type="float" office:value="-8512.85722222224" calcext:value-type="float">
            <text:p>-8512.85722222224</text:p>
          </table:table-cell>
          <table:table-cell/>
          <table:table-cell table:formula="of:=-ROUND([.K13]/[.C13]; 1)" office:value-type="float" office:value="414.1" calcext:value-type="float">
            <text:p>414.1</text:p>
          </table:table-cell>
          <table:table-cell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$Data.B14]" office:value-type="float" office:value="73" calcext:value-type="float">
            <text:p>73</text:p>
          </table:table-cell>
          <table:table-cell table:style-name="ce6" table:formula="of:=[.B14]/3.6" office:value-type="float" office:value="20.2777777777778" calcext:value-type="float">
            <text:p>20.28</text:p>
          </table:table-cell>
          <table:table-cell table:formula="of:=([.C14]-[.C13])" office:value-type="float" office:value="-0.2777777777778" calcext:value-type="float">
            <text:p>-0.2777777777778</text:p>
          </table:table-cell>
          <table:table-cell table:formula="of:=[.E13]*[.$B$1]+[.D14]*(1-[.$B$1])" office:value-type="float" office:value="-0.438481913297775" calcext:value-type="float">
            <text:p>-0.438481913297775</text:p>
          </table:table-cell>
          <table:table-cell table:formula="of:=-[.E14]*20" office:value-type="float" office:value="8.76963826595551" calcext:value-type="float">
            <text:p>8.76963826595551</text:p>
          </table:table-cell>
          <table:table-cell table:formula="of:=0.5*([.C13]^2-[.C14]^2)*1000" office:value-type="float" office:value="5671.29629629676" calcext:value-type="float">
            <text:p>5671.29629629676</text:p>
          </table:table-cell>
          <table:table-cell table:formula="of:=SUM([.G12:.G16])/5" office:value-type="float" office:value="9135.80246913612" calcext:value-type="float">
            <text:p>9135.80246913612</text:p>
          </table:table-cell>
          <table:table-cell/>
          <table:table-cell table:formula="of:=2*0.00207*[.A14]-0.41789" office:value-type="float" office:value="-0.37235" calcext:value-type="float">
            <text:p>-0.37235</text:p>
          </table:table-cell>
          <table:table-cell table:formula="of:=[.$D$1]*[.J14]*[.C14]" office:value-type="float" office:value="-8305.47361111112" calcext:value-type="float">
            <text:p>-8305.47361111112</text:p>
          </table:table-cell>
          <table:table-cell/>
          <table:table-cell table:formula="of:=-ROUND([.K14]/[.C14]; 1)" office:value-type="float" office:value="409.6" calcext:value-type="float">
            <text:p>409.6</text:p>
          </table:table-cell>
          <table:table-cell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$Data.B15]" office:value-type="float" office:value="72" calcext:value-type="float">
            <text:p>72</text:p>
          </table:table-cell>
          <table:table-cell table:style-name="ce6" table:formula="of:=[.B15]/3.6" office:value-type="float" office:value="20" calcext:value-type="float">
            <text:p>20.00</text:p>
          </table:table-cell>
          <table:table-cell table:formula="of:=([.C15]-[.C14])" office:value-type="float" office:value="-0.2777777777778" calcext:value-type="float">
            <text:p>-0.2777777777778</text:p>
          </table:table-cell>
          <table:table-cell table:formula="of:=[.E14]*[.$B$1]+[.D15]*(1-[.$B$1])" office:value-type="float" office:value="-0.422411499745778" calcext:value-type="float">
            <text:p>-0.422411499745778</text:p>
          </table:table-cell>
          <table:table-cell table:formula="of:=-[.E15]*20" office:value-type="float" office:value="8.44822999491555" calcext:value-type="float">
            <text:p>8.44822999491555</text:p>
          </table:table-cell>
          <table:table-cell table:formula="of:=0.5*([.C14]^2-[.C15]^2)*1000" office:value-type="float" office:value="5594.13580246959" calcext:value-type="float">
            <text:p>5594.13580246959</text:p>
          </table:table-cell>
          <table:table-cell table:formula="of:=SUM([.G13:.G17])/5" office:value-type="float" office:value="7831.79012345661" calcext:value-type="float">
            <text:p>7831.79012345661</text:p>
          </table:table-cell>
          <table:table-cell office:value-type="float" office:value="5300" calcext:value-type="float">
            <text:p>5300</text:p>
          </table:table-cell>
          <table:table-cell table:formula="of:=2*0.00207*[.A15]-0.41789" office:value-type="float" office:value="-0.36821" calcext:value-type="float">
            <text:p>-0.36821</text:p>
          </table:table-cell>
          <table:table-cell table:formula="of:=[.$D$1]*[.J15]*[.C15]" office:value-type="float" office:value="-8100.62" calcext:value-type="float">
            <text:p>-8100.62</text:p>
          </table:table-cell>
          <table:table-cell table:formula="of:=-[.K15]-[.I15]" office:value-type="float" office:value="2800.62" calcext:value-type="float">
            <text:p>2800.62</text:p>
          </table:table-cell>
          <table:table-cell table:formula="of:=-ROUND([.K15]/[.C15]; 1)" office:value-type="float" office:value="405" calcext:value-type="float">
            <text:p>405</text:p>
          </table:table-cell>
          <table:table-cell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$Data.B16]" office:value-type="float" office:value="70" calcext:value-type="float">
            <text:p>70</text:p>
          </table:table-cell>
          <table:table-cell table:style-name="ce6" table:formula="of:=[.B16]/3.6" office:value-type="float" office:value="19.4444444444444" calcext:value-type="float">
            <text:p>19.44</text:p>
          </table:table-cell>
          <table:table-cell table:formula="of:=([.C16]-[.C15])" office:value-type="float" office:value="-0.5555555555556" calcext:value-type="float">
            <text:p>-0.5555555555556</text:p>
          </table:table-cell>
          <table:table-cell table:formula="of:=[.E15]*[.$B$1]+[.D16]*(1-[.$B$1])" office:value-type="float" office:value="-0.43572590532676" calcext:value-type="float">
            <text:p>-0.43572590532676</text:p>
          </table:table-cell>
          <table:table-cell table:formula="of:=-[.E16]*20" office:value-type="float" office:value="8.7145181065352" calcext:value-type="float">
            <text:p>8.7145181065352</text:p>
          </table:table-cell>
          <table:table-cell table:formula="of:=0.5*([.C15]^2-[.C16]^2)*1000" office:value-type="float" office:value="10956.7901234576" calcext:value-type="float">
            <text:p>10956.7901234576</text:p>
          </table:table-cell>
          <table:table-cell table:formula="of:=SUM([.G14:.G18])/5" office:value-type="float" office:value="6574.07407407422" calcext:value-type="float">
            <text:p>6574.07407407422</text:p>
          </table:table-cell>
          <table:table-cell/>
          <table:table-cell table:formula="of:=2*0.00207*[.A16]-0.41789" office:value-type="float" office:value="-0.36407" calcext:value-type="float">
            <text:p>-0.36407</text:p>
          </table:table-cell>
          <table:table-cell table:formula="of:=[.$D$1]*[.J16]*[.C16]" office:value-type="float" office:value="-7787.05277777776" calcext:value-type="float">
            <text:p>-7787.05277777776</text:p>
          </table:table-cell>
          <table:table-cell/>
          <table:table-cell table:formula="of:=-ROUND([.K16]/[.C16]; 1)" office:value-type="float" office:value="400.5" calcext:value-type="float">
            <text:p>400.5</text:p>
          </table:table-cell>
          <table:table-cell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$Data.B17]" office:value-type="float" office:value="69" calcext:value-type="float">
            <text:p>69</text:p>
          </table:table-cell>
          <table:table-cell table:style-name="ce6" table:formula="of:=[.B17]/3.6" office:value-type="float" office:value="19.1666666666667" calcext:value-type="float">
            <text:p>19.17</text:p>
          </table:table-cell>
          <table:table-cell table:formula="of:=([.C17]-[.C16])" office:value-type="float" office:value="-0.2777777777777" calcext:value-type="float">
            <text:p>-0.2777777777777</text:p>
          </table:table-cell>
          <table:table-cell table:formula="of:=[.E16]*[.$B$1]+[.D17]*(1-[.$B$1])" office:value-type="float" office:value="-0.419931092571854" calcext:value-type="float">
            <text:p>-0.419931092571854</text:p>
          </table:table-cell>
          <table:table-cell table:formula="of:=-[.E17]*20" office:value-type="float" office:value="8.39862185143708" calcext:value-type="float">
            <text:p>8.39862185143708</text:p>
          </table:table-cell>
          <table:table-cell table:formula="of:=0.5*([.C16]^2-[.C17]^2)*1000" office:value-type="float" office:value="5362.65432098617" calcext:value-type="float">
            <text:p>5362.65432098617</text:p>
          </table:table-cell>
          <table:table-cell table:formula="of:=SUM([.G15:.G19])/5" office:value-type="float" office:value="7507.71604938293" calcext:value-type="float">
            <text:p>7507.71604938293</text:p>
          </table:table-cell>
          <table:table-cell/>
          <table:table-cell table:formula="of:=2*0.00207*[.A17]-0.41789" office:value-type="float" office:value="-0.35993" calcext:value-type="float">
            <text:p>-0.35993</text:p>
          </table:table-cell>
          <table:table-cell table:formula="of:=[.$D$1]*[.J17]*[.C17]" office:value-type="float" office:value="-7588.52416666668" calcext:value-type="float">
            <text:p>-7588.52416666668</text:p>
          </table:table-cell>
          <table:table-cell/>
          <table:table-cell table:formula="of:=-ROUND([.K17]/[.C17]; 1)" office:value-type="float" office:value="395.9" calcext:value-type="float">
            <text:p>395.9</text:p>
          </table:table-cell>
          <table:table-cell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$Data.B18]" office:value-type="float" office:value="68" calcext:value-type="float">
            <text:p>68</text:p>
          </table:table-cell>
          <table:table-cell table:style-name="ce6" table:formula="of:=[.B18]/3.6" office:value-type="float" office:value="18.8888888888889" calcext:value-type="float">
            <text:p>18.89</text:p>
          </table:table-cell>
          <table:table-cell table:formula="of:=([.C18]-[.C17])" office:value-type="float" office:value="-0.2777777777778" calcext:value-type="float">
            <text:p>-0.2777777777778</text:p>
          </table:table-cell>
          <table:table-cell table:formula="of:=[.E17]*[.$B$1]+[.D18]*(1-[.$B$1])" office:value-type="float" office:value="-0.405715761092449" calcext:value-type="float">
            <text:p>-0.405715761092449</text:p>
          </table:table-cell>
          <table:table-cell table:formula="of:=-[.E18]*20" office:value-type="float" office:value="8.11431522184897" calcext:value-type="float">
            <text:p>8.11431522184897</text:p>
          </table:table-cell>
          <table:table-cell table:formula="of:=0.5*([.C17]^2-[.C18]^2)*1000" office:value-type="float" office:value="5285.49382716093" calcext:value-type="float">
            <text:p>5285.49382716093</text:p>
          </table:table-cell>
          <table:table-cell table:formula="of:=SUM([.G16:.G20])/5" office:value-type="float" office:value="7399.69135802453" calcext:value-type="float">
            <text:p>7399.69135802453</text:p>
          </table:table-cell>
          <table:table-cell/>
          <table:table-cell table:formula="of:=2*0.00207*[.A18]-0.41789" office:value-type="float" office:value="-0.35579" calcext:value-type="float">
            <text:p>-0.35579</text:p>
          </table:table-cell>
          <table:table-cell table:formula="of:=[.$D$1]*[.J18]*[.C18]" office:value-type="float" office:value="-7392.52555555556" calcext:value-type="float">
            <text:p>-7392.52555555556</text:p>
          </table:table-cell>
          <table:table-cell/>
          <table:table-cell table:formula="of:=-ROUND([.K18]/[.C18]; 1)" office:value-type="float" office:value="391.4" calcext:value-type="float">
            <text:p>391.4</text:p>
          </table:table-cell>
          <table:table-cell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$Data.B19]" office:value-type="float" office:value="66" calcext:value-type="float">
            <text:p>66</text:p>
          </table:table-cell>
          <table:table-cell table:style-name="ce6" table:formula="of:=[.B19]/3.6" office:value-type="float" office:value="18.3333333333333" calcext:value-type="float">
            <text:p>18.33</text:p>
          </table:table-cell>
          <table:table-cell table:formula="of:=([.C19]-[.C18])" office:value-type="float" office:value="-0.5555555555556" calcext:value-type="float">
            <text:p>-0.5555555555556</text:p>
          </table:table-cell>
          <table:table-cell table:formula="of:=[.E18]*[.$B$1]+[.D19]*(1-[.$B$1])" office:value-type="float" office:value="-0.420699740538764" calcext:value-type="float">
            <text:p>-0.420699740538764</text:p>
          </table:table-cell>
          <table:table-cell table:formula="of:=-[.E19]*20" office:value-type="float" office:value="8.41399481077527" calcext:value-type="float">
            <text:p>8.41399481077527</text:p>
          </table:table-cell>
          <table:table-cell table:formula="of:=0.5*([.C18]^2-[.C19]^2)*1000" office:value-type="float" office:value="10339.5061728403" calcext:value-type="float">
            <text:p>10339.5061728403</text:p>
          </table:table-cell>
          <table:table-cell table:formula="of:=SUM([.G17:.G21])/5" office:value-type="float" office:value="6203.70370370346" calcext:value-type="float">
            <text:p>6203.70370370346</text:p>
          </table:table-cell>
          <table:table-cell/>
          <table:table-cell table:formula="of:=2*0.00207*[.A19]-0.41789" office:value-type="float" office:value="-0.35165" calcext:value-type="float">
            <text:p>-0.35165</text:p>
          </table:table-cell>
          <table:table-cell table:formula="of:=[.$D$1]*[.J19]*[.C19]" office:value-type="float" office:value="-7091.60833333332" calcext:value-type="float">
            <text:p>-7091.60833333332</text:p>
          </table:table-cell>
          <table:table-cell/>
          <table:table-cell table:formula="of:=-ROUND([.K19]/[.C19]; 1)" office:value-type="float" office:value="386.8" calcext:value-type="float">
            <text:p>386.8</text:p>
          </table:table-cell>
          <table:table-cell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[$Data.B20]" office:value-type="float" office:value="65" calcext:value-type="float">
            <text:p>65</text:p>
          </table:table-cell>
          <table:table-cell table:style-name="ce6" table:formula="of:=[.B20]/3.6" office:value-type="float" office:value="18.0555555555556" calcext:value-type="float">
            <text:p>18.06</text:p>
          </table:table-cell>
          <table:table-cell table:formula="of:=([.C20]-[.C19])" office:value-type="float" office:value="-0.2777777777777" calcext:value-type="float">
            <text:p>-0.2777777777777</text:p>
          </table:table-cell>
          <table:table-cell table:formula="of:=[.E19]*[.$B$1]+[.D20]*(1-[.$B$1])" office:value-type="float" office:value="-0.406407544262657" calcext:value-type="float">
            <text:p>-0.406407544262657</text:p>
          </table:table-cell>
          <table:table-cell table:formula="of:=-[.E20]*20" office:value-type="float" office:value="8.12815088525315" calcext:value-type="float">
            <text:p>8.12815088525315</text:p>
          </table:table-cell>
          <table:table-cell table:formula="of:=0.5*([.C19]^2-[.C20]^2)*1000" office:value-type="float" office:value="5054.01234567759" calcext:value-type="float">
            <text:p>5054.01234567759</text:p>
          </table:table-cell>
          <table:table-cell table:formula="of:=SUM([.G18:.G22])/5" office:value-type="float" office:value="6111.11111111124" calcext:value-type="float">
            <text:p>6111.11111111124</text:p>
          </table:table-cell>
          <table:table-cell/>
          <table:table-cell table:formula="of:=2*0.00207*[.A20]-0.41789" office:value-type="float" office:value="-0.34751" calcext:value-type="float">
            <text:p>-0.34751</text:p>
          </table:table-cell>
          <table:table-cell table:formula="of:=[.$D$1]*[.J20]*[.C20]" office:value-type="float" office:value="-6901.93472222224" calcext:value-type="float">
            <text:p>-6901.93472222224</text:p>
          </table:table-cell>
          <table:table-cell/>
          <table:table-cell table:formula="of:=-ROUND([.K20]/[.C20]; 1)" office:value-type="float" office:value="382.3" calcext:value-type="float">
            <text:p>382.3</text:p>
          </table:table-cell>
          <table:table-cell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$Data.B21]" office:value-type="float" office:value="64" calcext:value-type="float">
            <text:p>64</text:p>
          </table:table-cell>
          <table:table-cell table:style-name="ce6" table:formula="of:=[.B21]/3.6" office:value-type="float" office:value="17.7777777777778" calcext:value-type="float">
            <text:p>17.78</text:p>
          </table:table-cell>
          <table:table-cell table:formula="of:=([.C21]-[.C20])" office:value-type="float" office:value="-0.2777777777778" calcext:value-type="float">
            <text:p>-0.2777777777778</text:p>
          </table:table-cell>
          <table:table-cell table:formula="of:=[.E20]*[.$B$1]+[.D21]*(1-[.$B$1])" office:value-type="float" office:value="-0.393544567614172" calcext:value-type="float">
            <text:p>-0.393544567614172</text:p>
          </table:table-cell>
          <table:table-cell table:formula="of:=-[.E21]*20" office:value-type="float" office:value="7.87089135228343" calcext:value-type="float">
            <text:p>7.87089135228343</text:p>
          </table:table-cell>
          <table:table-cell table:formula="of:=0.5*([.C20]^2-[.C21]^2)*1000" office:value-type="float" office:value="4976.85185185227" calcext:value-type="float">
            <text:p>4976.85185185227</text:p>
          </table:table-cell>
          <table:table-cell table:formula="of:=SUM([.G19:.G23])/5" office:value-type="float" office:value="6018.51851851864" calcext:value-type="float">
            <text:p>6018.51851851864</text:p>
          </table:table-cell>
          <table:table-cell office:value-type="float" office:value="4000" calcext:value-type="float">
            <text:p>4000</text:p>
          </table:table-cell>
          <table:table-cell table:formula="of:=2*0.00207*[.A21]-0.41789" office:value-type="float" office:value="-0.34337" calcext:value-type="float">
            <text:p>-0.34337</text:p>
          </table:table-cell>
          <table:table-cell table:formula="of:=[.$D$1]*[.J21]*[.C21]" office:value-type="float" office:value="-6714.79111111112" calcext:value-type="float">
            <text:p>-6714.79111111112</text:p>
          </table:table-cell>
          <table:table-cell table:formula="of:=-[.K21]-[.I21]" office:value-type="float" office:value="2714.79111111112" calcext:value-type="float">
            <text:p>2714.79111111112</text:p>
          </table:table-cell>
          <table:table-cell table:formula="of:=-ROUND([.K21]/[.C21]; 1)" office:value-type="float" office:value="377.7" calcext:value-type="float">
            <text:p>377.7</text:p>
          </table:table-cell>
          <table:table-cell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[$Data.B22]" office:value-type="float" office:value="63" calcext:value-type="float">
            <text:p>63</text:p>
          </table:table-cell>
          <table:table-cell table:style-name="ce6" table:formula="of:=[.B22]/3.6" office:value-type="float" office:value="17.5" calcext:value-type="float">
            <text:p>17.50</text:p>
          </table:table-cell>
          <table:table-cell table:formula="of:=([.C22]-[.C21])" office:value-type="float" office:value="-0.2777777777778" calcext:value-type="float">
            <text:p>-0.2777777777778</text:p>
          </table:table-cell>
          <table:table-cell table:formula="of:=[.E21]*[.$B$1]+[.D22]*(1-[.$B$1])" office:value-type="float" office:value="-0.381967888630534" calcext:value-type="float">
            <text:p>-0.381967888630534</text:p>
          </table:table-cell>
          <table:table-cell table:formula="of:=-[.E22]*20" office:value-type="float" office:value="7.63935777261069" calcext:value-type="float">
            <text:p>7.63935777261069</text:p>
          </table:table-cell>
          <table:table-cell table:formula="of:=0.5*([.C21]^2-[.C22]^2)*1000" office:value-type="float" office:value="4899.69135802508" calcext:value-type="float">
            <text:p>4899.69135802508</text:p>
          </table:table-cell>
          <table:table-cell table:formula="of:=SUM([.G20:.G24])/5" office:value-type="float" office:value="4899.69135802472" calcext:value-type="float">
            <text:p>4899.69135802472</text:p>
          </table:table-cell>
          <table:table-cell/>
          <table:table-cell table:formula="of:=2*0.00207*[.A22]-0.41789" office:value-type="float" office:value="-0.33923" calcext:value-type="float">
            <text:p>-0.33923</text:p>
          </table:table-cell>
          <table:table-cell table:formula="of:=[.$D$1]*[.J22]*[.C22]" office:value-type="float" office:value="-6530.1775" calcext:value-type="float">
            <text:p>-6530.1775</text:p>
          </table:table-cell>
          <table:table-cell/>
          <table:table-cell table:formula="of:=-ROUND([.K22]/[.C22]; 1)" office:value-type="float" office:value="373.2" calcext:value-type="float">
            <text:p>373.2</text:p>
          </table:table-cell>
          <table:table-cell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[$Data.B23]" office:value-type="float" office:value="62" calcext:value-type="float">
            <text:p>62</text:p>
          </table:table-cell>
          <table:table-cell table:style-name="ce6" table:formula="of:=[.B23]/3.6" office:value-type="float" office:value="17.2222222222222" calcext:value-type="float">
            <text:p>17.22</text:p>
          </table:table-cell>
          <table:table-cell table:formula="of:=([.C23]-[.C22])" office:value-type="float" office:value="-0.2777777777778" calcext:value-type="float">
            <text:p>-0.2777777777778</text:p>
          </table:table-cell>
          <table:table-cell table:formula="of:=[.E22]*[.$B$1]+[.D23]*(1-[.$B$1])" office:value-type="float" office:value="-0.371548877545261" calcext:value-type="float">
            <text:p>-0.371548877545261</text:p>
          </table:table-cell>
          <table:table-cell table:formula="of:=-[.E23]*20" office:value-type="float" office:value="7.43097755090522" calcext:value-type="float">
            <text:p>7.43097755090522</text:p>
          </table:table-cell>
          <table:table-cell table:formula="of:=0.5*([.C22]^2-[.C23]^2)*1000" office:value-type="float" office:value="4822.53086419792" calcext:value-type="float">
            <text:p>4822.53086419792</text:p>
          </table:table-cell>
          <table:table-cell table:formula="of:=SUM([.G21:.G25])/5" office:value-type="float" office:value="4822.53086419758" calcext:value-type="float">
            <text:p>4822.53086419758</text:p>
          </table:table-cell>
          <table:table-cell/>
          <table:table-cell table:formula="of:=2*0.00207*[.A23]-0.41789" office:value-type="float" office:value="-0.33509" calcext:value-type="float">
            <text:p>-0.33509</text:p>
          </table:table-cell>
          <table:table-cell table:formula="of:=[.$D$1]*[.J23]*[.C23]" office:value-type="float" office:value="-6348.09388888888" calcext:value-type="float">
            <text:p>-6348.09388888888</text:p>
          </table:table-cell>
          <table:table-cell/>
          <table:table-cell table:formula="of:=-ROUND([.K23]/[.C23]; 1)" office:value-type="float" office:value="368.6" calcext:value-type="float">
            <text:p>368.6</text:p>
          </table:table-cell>
          <table:table-cell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[$Data.B24]" office:value-type="float" office:value="61" calcext:value-type="float">
            <text:p>61</text:p>
          </table:table-cell>
          <table:table-cell table:style-name="ce6" table:formula="of:=[.B24]/3.6" office:value-type="float" office:value="16.9444444444444" calcext:value-type="float">
            <text:p>16.94</text:p>
          </table:table-cell>
          <table:table-cell table:formula="of:=([.C24]-[.C23])" office:value-type="float" office:value="-0.2777777777778" calcext:value-type="float">
            <text:p>-0.2777777777778</text:p>
          </table:table-cell>
          <table:table-cell table:formula="of:=[.E23]*[.$B$1]+[.D24]*(1-[.$B$1])" office:value-type="float" office:value="-0.362171767568515" calcext:value-type="float">
            <text:p>-0.362171767568515</text:p>
          </table:table-cell>
          <table:table-cell table:formula="of:=-[.E24]*20" office:value-type="float" office:value="7.2434353513703" calcext:value-type="float">
            <text:p>7.2434353513703</text:p>
          </table:table-cell>
          <table:table-cell table:formula="of:=0.5*([.C23]^2-[.C24]^2)*1000" office:value-type="float" office:value="4745.37037037072" calcext:value-type="float">
            <text:p>4745.37037037072</text:p>
          </table:table-cell>
          <table:table-cell table:formula="of:=SUM([.G22:.G26])/5" office:value-type="float" office:value="5648.14814814826" calcext:value-type="float">
            <text:p>5648.14814814826</text:p>
          </table:table-cell>
          <table:table-cell/>
          <table:table-cell table:formula="of:=2*0.00207*[.A24]-0.41789" office:value-type="float" office:value="-0.33095" calcext:value-type="float">
            <text:p>-0.33095</text:p>
          </table:table-cell>
          <table:table-cell table:formula="of:=[.$D$1]*[.J24]*[.C24]" office:value-type="float" office:value="-6168.54027777776" calcext:value-type="float">
            <text:p>-6168.54027777776</text:p>
          </table:table-cell>
          <table:table-cell/>
          <table:table-cell table:formula="of:=-ROUND([.K24]/[.C24]; 1)" office:value-type="float" office:value="364" calcext:value-type="float">
            <text:p>364</text:p>
          </table:table-cell>
          <table:table-cell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[$Data.B25]" office:value-type="float" office:value="60" calcext:value-type="float">
            <text:p>60</text:p>
          </table:table-cell>
          <table:table-cell table:style-name="ce6" table:formula="of:=[.B25]/3.6" office:value-type="float" office:value="16.6666666666667" calcext:value-type="float">
            <text:p>16.67</text:p>
          </table:table-cell>
          <table:table-cell table:formula="of:=([.C25]-[.C24])" office:value-type="float" office:value="-0.2777777777777" calcext:value-type="float">
            <text:p>-0.2777777777777</text:p>
          </table:table-cell>
          <table:table-cell table:formula="of:=[.E24]*[.$B$1]+[.D25]*(1-[.$B$1])" office:value-type="float" office:value="-0.353732368589433" calcext:value-type="float">
            <text:p>-0.353732368589433</text:p>
          </table:table-cell>
          <table:table-cell table:formula="of:=-[.E25]*20" office:value-type="float" office:value="7.07464737178867" calcext:value-type="float">
            <text:p>7.07464737178867</text:p>
          </table:table-cell>
          <table:table-cell table:formula="of:=0.5*([.C24]^2-[.C25]^2)*1000" office:value-type="float" office:value="4668.20987654191" calcext:value-type="float">
            <text:p>4668.20987654191</text:p>
          </table:table-cell>
          <table:table-cell table:formula="of:=SUM([.G23:.G27])/5" office:value-type="float" office:value="5555.55555555566" calcext:value-type="float">
            <text:p>5555.55555555566</text:p>
          </table:table-cell>
          <table:table-cell/>
          <table:table-cell table:formula="of:=2*0.00207*[.A25]-0.41789" office:value-type="float" office:value="-0.32681" calcext:value-type="float">
            <text:p>-0.32681</text:p>
          </table:table-cell>
          <table:table-cell table:formula="of:=[.$D$1]*[.J25]*[.C25]" office:value-type="float" office:value="-5991.51666666668" calcext:value-type="float">
            <text:p>-5991.51666666668</text:p>
          </table:table-cell>
          <table:table-cell/>
          <table:table-cell table:formula="of:=-ROUND([.K25]/[.C25]; 1)" office:value-type="float" office:value="359.5" calcext:value-type="float">
            <text:p>359.5</text:p>
          </table:table-cell>
          <table:table-cell office:value-type="string" calcext:value-type="string">
            <text:p>Therefore, dv/dt is 2t*0.0021 – 0.4179</text:p>
          </table:table-cell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[$Data.B26]" office:value-type="float" office:value="58" calcext:value-type="float">
            <text:p>58</text:p>
          </table:table-cell>
          <table:table-cell table:style-name="ce6" table:formula="of:=[.B26]/3.6" office:value-type="float" office:value="16.1111111111111" calcext:value-type="float">
            <text:p>16.11</text:p>
          </table:table-cell>
          <table:table-cell table:formula="of:=([.C26]-[.C25])" office:value-type="float" office:value="-0.5555555555556" calcext:value-type="float">
            <text:p>-0.5555555555556</text:p>
          </table:table-cell>
          <table:table-cell table:formula="of:=[.E25]*[.$B$1]+[.D26]*(1-[.$B$1])" office:value-type="float" office:value="-0.37391468728605" calcext:value-type="float">
            <text:p>-0.37391468728605</text:p>
          </table:table-cell>
          <table:table-cell table:formula="of:=-[.E26]*20" office:value-type="float" office:value="7.478293745721" calcext:value-type="float">
            <text:p>7.478293745721</text:p>
          </table:table-cell>
          <table:table-cell table:formula="of:=0.5*([.C25]^2-[.C26]^2)*1000" office:value-type="float" office:value="9104.93827160568" calcext:value-type="float">
            <text:p>9104.93827160568</text:p>
          </table:table-cell>
          <table:table-cell table:formula="of:=SUM([.G24:.G28])/5" office:value-type="float" office:value="5462.96296296275" calcext:value-type="float">
            <text:p>5462.96296296275</text:p>
          </table:table-cell>
          <table:table-cell/>
          <table:table-cell table:formula="of:=2*0.00207*[.A26]-0.41789" office:value-type="float" office:value="-0.32267" calcext:value-type="float">
            <text:p>-0.32267</text:p>
          </table:table-cell>
          <table:table-cell table:formula="of:=[.$D$1]*[.J26]*[.C26]" office:value-type="float" office:value="-5718.42944444444" calcext:value-type="float">
            <text:p>-5718.42944444444</text:p>
          </table:table-cell>
          <table:table-cell/>
          <table:table-cell table:formula="of:=-ROUND([.K26]/[.C26]; 1)" office:value-type="float" office:value="354.9" calcext:value-type="float">
            <text:p>354.9</text:p>
          </table:table-cell>
          <table:table-cell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[$Data.B27]" office:value-type="float" office:value="57" calcext:value-type="float">
            <text:p>57</text:p>
          </table:table-cell>
          <table:table-cell table:style-name="ce6" table:formula="of:=[.B27]/3.6" office:value-type="float" office:value="15.8333333333333" calcext:value-type="float">
            <text:p>15.83</text:p>
          </table:table-cell>
          <table:table-cell table:formula="of:=([.C27]-[.C26])" office:value-type="float" office:value="-0.2777777777778" calcext:value-type="float">
            <text:p>-0.2777777777778</text:p>
          </table:table-cell>
          <table:table-cell table:formula="of:=[.E26]*[.$B$1]+[.D27]*(1-[.$B$1])" office:value-type="float" office:value="-0.364300996335225" calcext:value-type="float">
            <text:p>-0.364300996335225</text:p>
          </table:table-cell>
          <table:table-cell table:formula="of:=-[.E27]*20" office:value-type="float" office:value="7.2860199267045" calcext:value-type="float">
            <text:p>7.2860199267045</text:p>
          </table:table-cell>
          <table:table-cell table:formula="of:=0.5*([.C26]^2-[.C27]^2)*1000" office:value-type="float" office:value="4436.72839506208" calcext:value-type="float">
            <text:p>4436.72839506208</text:p>
          </table:table-cell>
          <table:table-cell table:formula="of:=SUM([.G25:.G29])/5" office:value-type="float" office:value="5370.37037037016" calcext:value-type="float">
            <text:p>5370.37037037016</text:p>
          </table:table-cell>
          <table:table-cell/>
          <table:table-cell table:formula="of:=2*0.00207*[.A27]-0.41789" office:value-type="float" office:value="-0.31853" calcext:value-type="float">
            <text:p>-0.31853</text:p>
          </table:table-cell>
          <table:table-cell table:formula="of:=[.$D$1]*[.J27]*[.C27]" office:value-type="float" office:value="-5547.73083333332" calcext:value-type="float">
            <text:p>-5547.73083333332</text:p>
          </table:table-cell>
          <table:table-cell/>
          <table:table-cell table:formula="of:=-ROUND([.K27]/[.C27]; 1)" office:value-type="float" office:value="350.4" calcext:value-type="float">
            <text:p>350.4</text:p>
          </table:table-cell>
          <table:table-cell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[$Data.B28]" office:value-type="float" office:value="56" calcext:value-type="float">
            <text:p>56</text:p>
          </table:table-cell>
          <table:table-cell table:style-name="ce6" table:formula="of:=[.B28]/3.6" office:value-type="float" office:value="15.5555555555556" calcext:value-type="float">
            <text:p>15.56</text:p>
          </table:table-cell>
          <table:table-cell table:formula="of:=([.C28]-[.C27])" office:value-type="float" office:value="-0.2777777777777" calcext:value-type="float">
            <text:p>-0.2777777777777</text:p>
          </table:table-cell>
          <table:table-cell table:formula="of:=[.E27]*[.$B$1]+[.D28]*(1-[.$B$1])" office:value-type="float" office:value="-0.355648674479473" calcext:value-type="float">
            <text:p>-0.355648674479473</text:p>
          </table:table-cell>
          <table:table-cell table:formula="of:=-[.E28]*20" office:value-type="float" office:value="7.11297348958945" calcext:value-type="float">
            <text:p>7.11297348958945</text:p>
          </table:table-cell>
          <table:table-cell table:formula="of:=0.5*([.C27]^2-[.C28]^2)*1000" office:value-type="float" office:value="4359.56790123336" calcext:value-type="float">
            <text:p>4359.56790123336</text:p>
          </table:table-cell>
          <table:table-cell table:formula="of:=SUM([.G26:.G30])/5" office:value-type="float" office:value="5277.77777777789" calcext:value-type="float">
            <text:p>5277.77777777789</text:p>
          </table:table-cell>
          <table:table-cell office:value-type="float" office:value="3000" calcext:value-type="float">
            <text:p>3000</text:p>
          </table:table-cell>
          <table:table-cell table:formula="of:=2*0.00207*[.A28]-0.41789" office:value-type="float" office:value="-0.31439" calcext:value-type="float">
            <text:p>-0.31439</text:p>
          </table:table-cell>
          <table:table-cell table:formula="of:=[.$D$1]*[.J28]*[.C28]" office:value-type="float" office:value="-5379.56222222224" calcext:value-type="float">
            <text:p>-5379.56222222224</text:p>
          </table:table-cell>
          <table:table-cell table:formula="of:=-[.K28]-[.I28]" office:value-type="float" office:value="2379.56222222224" calcext:value-type="float">
            <text:p>2379.56222222224</text:p>
          </table:table-cell>
          <table:table-cell table:formula="of:=-ROUND([.K28]/[.C28]; 1)" office:value-type="float" office:value="345.8" calcext:value-type="float">
            <text:p>345.8</text:p>
          </table:table-cell>
          <table:table-cell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[$Data.B29]" office:value-type="float" office:value="55" calcext:value-type="float">
            <text:p>55</text:p>
          </table:table-cell>
          <table:table-cell table:style-name="ce6" table:formula="of:=[.B29]/3.6" office:value-type="float" office:value="15.2777777777778" calcext:value-type="float">
            <text:p>15.28</text:p>
          </table:table-cell>
          <table:table-cell table:formula="of:=([.C29]-[.C28])" office:value-type="float" office:value="-0.2777777777778" calcext:value-type="float">
            <text:p>-0.2777777777778</text:p>
          </table:table-cell>
          <table:table-cell table:formula="of:=[.E28]*[.$B$1]+[.D29]*(1-[.$B$1])" office:value-type="float" office:value="-0.347861584809305" calcext:value-type="float">
            <text:p>-0.347861584809305</text:p>
          </table:table-cell>
          <table:table-cell table:formula="of:=-[.E29]*20" office:value-type="float" office:value="6.95723169618611" calcext:value-type="float">
            <text:p>6.95723169618611</text:p>
          </table:table-cell>
          <table:table-cell table:formula="of:=0.5*([.C28]^2-[.C29]^2)*1000" office:value-type="float" office:value="4282.40740740776" calcext:value-type="float">
            <text:p>4282.40740740776</text:p>
          </table:table-cell>
          <table:table-cell table:formula="of:=SUM([.G27:.G31])/5" office:value-type="float" office:value="4282.40740740744" calcext:value-type="float">
            <text:p>4282.40740740744</text:p>
          </table:table-cell>
          <table:table-cell/>
          <table:table-cell table:formula="of:=2*0.00207*[.A29]-0.41789" office:value-type="float" office:value="-0.31025" calcext:value-type="float">
            <text:p>-0.31025</text:p>
          </table:table-cell>
          <table:table-cell table:formula="of:=[.$D$1]*[.J29]*[.C29]" office:value-type="float" office:value="-5213.92361111112" calcext:value-type="float">
            <text:p>-5213.92361111112</text:p>
          </table:table-cell>
          <table:table-cell/>
          <table:table-cell table:formula="of:=-ROUND([.K29]/[.C29]; 1)" office:value-type="float" office:value="341.3" calcext:value-type="float">
            <text:p>341.3</text:p>
          </table:table-cell>
          <table:table-cell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$Data.B30]" office:value-type="float" office:value="54" calcext:value-type="float">
            <text:p>54</text:p>
          </table:table-cell>
          <table:table-cell table:style-name="ce6" table:formula="of:=[.B30]/3.6" office:value-type="float" office:value="15" calcext:value-type="float">
            <text:p>15.00</text:p>
          </table:table-cell>
          <table:table-cell table:formula="of:=([.C30]-[.C29])" office:value-type="float" office:value="-0.2777777777778" calcext:value-type="float">
            <text:p>-0.2777777777778</text:p>
          </table:table-cell>
          <table:table-cell table:formula="of:=[.E29]*[.$B$1]+[.D30]*(1-[.$B$1])" office:value-type="float" office:value="-0.340853204106155" calcext:value-type="float">
            <text:p>-0.340853204106155</text:p>
          </table:table-cell>
          <table:table-cell table:formula="of:=-[.E30]*20" office:value-type="float" office:value="6.81706408212309" calcext:value-type="float">
            <text:p>6.81706408212309</text:p>
          </table:table-cell>
          <table:table-cell table:formula="of:=0.5*([.C29]^2-[.C30]^2)*1000" office:value-type="float" office:value="4205.24691358058" calcext:value-type="float">
            <text:p>4205.24691358058</text:p>
          </table:table-cell>
          <table:table-cell table:formula="of:=SUM([.G28:.G32])/5" office:value-type="float" office:value="4205.24691358027" calcext:value-type="float">
            <text:p>4205.24691358027</text:p>
          </table:table-cell>
          <table:table-cell/>
          <table:table-cell table:formula="of:=2*0.00207*[.A30]-0.41789" office:value-type="float" office:value="-0.30611" calcext:value-type="float">
            <text:p>-0.30611</text:p>
          </table:table-cell>
          <table:table-cell table:formula="of:=[.$D$1]*[.J30]*[.C30]" office:value-type="float" office:value="-5050.815" calcext:value-type="float">
            <text:p>-5050.815</text:p>
          </table:table-cell>
          <table:table-cell/>
          <table:table-cell table:formula="of:=-ROUND([.K30]/[.C30]; 1)" office:value-type="float" office:value="336.7" calcext:value-type="float">
            <text:p>336.7</text:p>
          </table:table-cell>
          <table:table-cell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$Data.B31]" office:value-type="float" office:value="53" calcext:value-type="float">
            <text:p>53</text:p>
          </table:table-cell>
          <table:table-cell table:style-name="ce6" table:formula="of:=[.B31]/3.6" office:value-type="float" office:value="14.7222222222222" calcext:value-type="float">
            <text:p>14.72</text:p>
          </table:table-cell>
          <table:table-cell table:formula="of:=([.C31]-[.C30])" office:value-type="float" office:value="-0.2777777777778" calcext:value-type="float">
            <text:p>-0.2777777777778</text:p>
          </table:table-cell>
          <table:table-cell table:formula="of:=[.E30]*[.$B$1]+[.D31]*(1-[.$B$1])" office:value-type="float" office:value="-0.334545661473319" calcext:value-type="float">
            <text:p>-0.334545661473319</text:p>
          </table:table-cell>
          <table:table-cell table:formula="of:=-[.E31]*20" office:value-type="float" office:value="6.69091322946638" calcext:value-type="float">
            <text:p>6.69091322946638</text:p>
          </table:table-cell>
          <table:table-cell table:formula="of:=0.5*([.C30]^2-[.C31]^2)*1000" office:value-type="float" office:value="4128.08641975342" calcext:value-type="float">
            <text:p>4128.08641975342</text:p>
          </table:table-cell>
          <table:table-cell table:formula="of:=SUM([.G29:.G33])/5" office:value-type="float" office:value="4128.08641975313" calcext:value-type="float">
            <text:p>4128.08641975313</text:p>
          </table:table-cell>
          <table:table-cell/>
          <table:table-cell table:formula="of:=2*0.00207*[.A31]-0.41789" office:value-type="float" office:value="-0.30197" calcext:value-type="float">
            <text:p>-0.30197</text:p>
          </table:table-cell>
          <table:table-cell table:formula="of:=[.$D$1]*[.J31]*[.C31]" office:value-type="float" office:value="-4890.23638888888" calcext:value-type="float">
            <text:p>-4890.23638888888</text:p>
          </table:table-cell>
          <table:table-cell/>
          <table:table-cell table:formula="of:=-ROUND([.K31]/[.C31]; 1)" office:value-type="float" office:value="332.2" calcext:value-type="float">
            <text:p>332.2</text:p>
          </table:table-cell>
          <table:table-cell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$Data.B32]" office:value-type="float" office:value="52" calcext:value-type="float">
            <text:p>52</text:p>
          </table:table-cell>
          <table:table-cell table:style-name="ce6" table:formula="of:=[.B32]/3.6" office:value-type="float" office:value="14.4444444444444" calcext:value-type="float">
            <text:p>14.44</text:p>
          </table:table-cell>
          <table:table-cell table:formula="of:=([.C32]-[.C31])" office:value-type="float" office:value="-0.2777777777778" calcext:value-type="float">
            <text:p>-0.2777777777778</text:p>
          </table:table-cell>
          <table:table-cell table:formula="of:=[.E31]*[.$B$1]+[.D32]*(1-[.$B$1])" office:value-type="float" office:value="-0.328868873103767" calcext:value-type="float">
            <text:p>-0.328868873103767</text:p>
          </table:table-cell>
          <table:table-cell table:formula="of:=-[.E32]*20" office:value-type="float" office:value="6.57737746207535" calcext:value-type="float">
            <text:p>6.57737746207535</text:p>
          </table:table-cell>
          <table:table-cell table:formula="of:=0.5*([.C31]^2-[.C32]^2)*1000" office:value-type="float" office:value="4050.92592592624" calcext:value-type="float">
            <text:p>4050.92592592624</text:p>
          </table:table-cell>
          <table:table-cell table:formula="of:=SUM([.G30:.G34])/5" office:value-type="float" office:value="4050.92592592596" calcext:value-type="float">
            <text:p>4050.92592592596</text:p>
          </table:table-cell>
          <table:table-cell/>
          <table:table-cell table:formula="of:=2*0.00207*[.A32]-0.41789" office:value-type="float" office:value="-0.29783" calcext:value-type="float">
            <text:p>-0.29783</text:p>
          </table:table-cell>
          <table:table-cell table:formula="of:=[.$D$1]*[.J32]*[.C32]" office:value-type="float" office:value="-4732.18777777776" calcext:value-type="float">
            <text:p>-4732.18777777776</text:p>
          </table:table-cell>
          <table:table-cell/>
          <table:table-cell table:formula="of:=-ROUND([.K32]/[.C32]; 1)" office:value-type="float" office:value="327.6" calcext:value-type="float">
            <text:p>327.6</text:p>
          </table:table-cell>
          <table:table-cell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$Data.B33]" office:value-type="float" office:value="51" calcext:value-type="float">
            <text:p>51</text:p>
          </table:table-cell>
          <table:table-cell table:style-name="ce6" table:formula="of:=[.B33]/3.6" office:value-type="float" office:value="14.1666666666667" calcext:value-type="float">
            <text:p>14.17</text:p>
          </table:table-cell>
          <table:table-cell table:formula="of:=([.C33]-[.C32])" office:value-type="float" office:value="-0.2777777777777" calcext:value-type="float">
            <text:p>-0.2777777777777</text:p>
          </table:table-cell>
          <table:table-cell table:formula="of:=[.E32]*[.$B$1]+[.D33]*(1-[.$B$1])" office:value-type="float" office:value="-0.323759763571161" calcext:value-type="float">
            <text:p>-0.323759763571161</text:p>
          </table:table-cell>
          <table:table-cell table:formula="of:=-[.E33]*20" office:value-type="float" office:value="6.47519527142321" calcext:value-type="float">
            <text:p>6.47519527142321</text:p>
          </table:table-cell>
          <table:table-cell table:formula="of:=0.5*([.C32]^2-[.C33]^2)*1000" office:value-type="float" office:value="3973.76543209765" calcext:value-type="float">
            <text:p>3973.76543209765</text:p>
          </table:table-cell>
          <table:table-cell table:formula="of:=SUM([.G31:.G35])/5" office:value-type="float" office:value="3973.7654320988" calcext:value-type="float">
            <text:p>3973.7654320988</text:p>
          </table:table-cell>
          <table:table-cell/>
          <table:table-cell table:formula="of:=2*0.00207*[.A33]-0.41789" office:value-type="float" office:value="-0.29369" calcext:value-type="float">
            <text:p>-0.29369</text:p>
          </table:table-cell>
          <table:table-cell table:formula="of:=[.$D$1]*[.J33]*[.C33]" office:value-type="float" office:value="-4576.66916666668" calcext:value-type="float">
            <text:p>-4576.66916666668</text:p>
          </table:table-cell>
          <table:table-cell/>
          <table:table-cell table:formula="of:=-ROUND([.K33]/[.C33]; 1)" office:value-type="float" office:value="323.1" calcext:value-type="float">
            <text:p>323.1</text:p>
          </table:table-cell>
          <table:table-cell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$Data.B34]" office:value-type="float" office:value="50" calcext:value-type="float">
            <text:p>50</text:p>
          </table:table-cell>
          <table:table-cell table:style-name="ce6" table:formula="of:=[.B34]/3.6" office:value-type="float" office:value="13.8888888888889" calcext:value-type="float">
            <text:p>13.89</text:p>
          </table:table-cell>
          <table:table-cell table:formula="of:=([.C34]-[.C33])" office:value-type="float" office:value="-0.2777777777778" calcext:value-type="float">
            <text:p>-0.2777777777778</text:p>
          </table:table-cell>
          <table:table-cell table:formula="of:=[.E33]*[.$B$1]+[.D34]*(1-[.$B$1])" office:value-type="float" office:value="-0.319161564991825" calcext:value-type="float">
            <text:p>-0.319161564991825</text:p>
          </table:table-cell>
          <table:table-cell table:formula="of:=-[.E34]*20" office:value-type="float" office:value="6.38323129983649" calcext:value-type="float">
            <text:p>6.38323129983649</text:p>
          </table:table-cell>
          <table:table-cell table:formula="of:=0.5*([.C33]^2-[.C34]^2)*1000" office:value-type="float" office:value="3896.60493827192" calcext:value-type="float">
            <text:p>3896.60493827192</text:p>
          </table:table-cell>
          <table:table-cell table:formula="of:=SUM([.G32:.G36])/5" office:value-type="float" office:value="3896.60493827163" calcext:value-type="float">
            <text:p>3896.60493827163</text:p>
          </table:table-cell>
          <table:table-cell/>
          <table:table-cell table:formula="of:=2*0.00207*[.A34]-0.41789" office:value-type="float" office:value="-0.28955" calcext:value-type="float">
            <text:p>-0.28955</text:p>
          </table:table-cell>
          <table:table-cell table:formula="of:=[.$D$1]*[.J34]*[.C34]" office:value-type="float" office:value="-4423.68055555556" calcext:value-type="float">
            <text:p>-4423.68055555556</text:p>
          </table:table-cell>
          <table:table-cell/>
          <table:table-cell table:formula="of:=-ROUND([.K34]/[.C34]; 1)" office:value-type="float" office:value="318.5" calcext:value-type="float">
            <text:p>318.5</text:p>
          </table:table-cell>
          <table:table-cell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[$Data.B35]" office:value-type="float" office:value="49" calcext:value-type="float">
            <text:p>49</text:p>
          </table:table-cell>
          <table:table-cell table:style-name="ce6" table:formula="of:=[.B35]/3.6" office:value-type="float" office:value="13.6111111111111" calcext:value-type="float">
            <text:p>13.61</text:p>
          </table:table-cell>
          <table:table-cell table:formula="of:=([.C35]-[.C34])" office:value-type="float" office:value="-0.2777777777778" calcext:value-type="float">
            <text:p>-0.2777777777778</text:p>
          </table:table-cell>
          <table:table-cell table:formula="of:=[.E34]*[.$B$1]+[.D35]*(1-[.$B$1])" office:value-type="float" office:value="-0.315023186270422" calcext:value-type="float">
            <text:p>-0.315023186270422</text:p>
          </table:table-cell>
          <table:table-cell table:formula="of:=-[.E35]*20" office:value-type="float" office:value="6.30046372540844" calcext:value-type="float">
            <text:p>6.30046372540844</text:p>
          </table:table-cell>
          <table:table-cell table:formula="of:=0.5*([.C34]^2-[.C35]^2)*1000" office:value-type="float" office:value="3819.44444444476" calcext:value-type="float">
            <text:p>3819.44444444476</text:p>
          </table:table-cell>
          <table:table-cell table:formula="of:=SUM([.G33:.G37])/5" office:value-type="float" office:value="3819.4444444442" calcext:value-type="float">
            <text:p>3819.4444444442</text:p>
          </table:table-cell>
          <table:table-cell/>
          <table:table-cell table:formula="of:=2*0.00207*[.A35]-0.41789" office:value-type="float" office:value="-0.28541" calcext:value-type="float">
            <text:p>-0.28541</text:p>
          </table:table-cell>
          <table:table-cell table:formula="of:=[.$D$1]*[.J35]*[.C35]" office:value-type="float" office:value="-4273.22194444444" calcext:value-type="float">
            <text:p>-4273.22194444444</text:p>
          </table:table-cell>
          <table:table-cell/>
          <table:table-cell table:formula="of:=-ROUND([.K35]/[.C35]; 1)" office:value-type="float" office:value="314" calcext:value-type="float">
            <text:p>314</text:p>
          </table:table-cell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[$Data.B36]" office:value-type="float" office:value="48" calcext:value-type="float">
            <text:p>48</text:p>
          </table:table-cell>
          <table:table-cell table:style-name="ce6" table:formula="of:=[.B36]/3.6" office:value-type="float" office:value="13.3333333333333" calcext:value-type="float">
            <text:p>13.33</text:p>
          </table:table-cell>
          <table:table-cell table:formula="of:=([.C36]-[.C35])" office:value-type="float" office:value="-0.2777777777778" calcext:value-type="float">
            <text:p>-0.2777777777778</text:p>
          </table:table-cell>
          <table:table-cell table:formula="of:=[.E35]*[.$B$1]+[.D36]*(1-[.$B$1])" office:value-type="float" office:value="-0.31129864542116" calcext:value-type="float">
            <text:p>-0.31129864542116</text:p>
          </table:table-cell>
          <table:table-cell table:formula="of:=-[.E36]*20" office:value-type="float" office:value="6.2259729084232" calcext:value-type="float">
            <text:p>6.2259729084232</text:p>
          </table:table-cell>
          <table:table-cell table:formula="of:=0.5*([.C35]^2-[.C36]^2)*1000" office:value-type="float" office:value="3742.28395061758" calcext:value-type="float">
            <text:p>3742.28395061758</text:p>
          </table:table-cell>
          <table:table-cell table:formula="of:=SUM([.G34:.G38])/5" office:value-type="float" office:value="3742.28395061732" calcext:value-type="float">
            <text:p>3742.28395061732</text:p>
          </table:table-cell>
          <table:table-cell/>
          <table:table-cell table:formula="of:=2*0.00207*[.A36]-0.41789" office:value-type="float" office:value="-0.28127" calcext:value-type="float">
            <text:p>-0.28127</text:p>
          </table:table-cell>
          <table:table-cell table:formula="of:=[.$D$1]*[.J36]*[.C36]" office:value-type="float" office:value="-4125.29333333332" calcext:value-type="float">
            <text:p>-4125.29333333332</text:p>
          </table:table-cell>
          <table:table-cell/>
          <table:table-cell table:formula="of:=-ROUND([.K36]/[.C36]; 1)" office:value-type="float" office:value="309.4" calcext:value-type="float">
            <text:p>309.4</text:p>
          </table:table-cell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[$Data.B37]" office:value-type="float" office:value="47" calcext:value-type="float">
            <text:p>47</text:p>
          </table:table-cell>
          <table:table-cell table:style-name="ce6" table:formula="of:=[.B37]/3.6" office:value-type="float" office:value="13.0555555555556" calcext:value-type="float">
            <text:p>13.06</text:p>
          </table:table-cell>
          <table:table-cell table:formula="of:=([.C37]-[.C36])" office:value-type="float" office:value="-0.2777777777777" calcext:value-type="float">
            <text:p>-0.2777777777777</text:p>
          </table:table-cell>
          <table:table-cell table:formula="of:=[.E36]*[.$B$1]+[.D37]*(1-[.$B$1])" office:value-type="float" office:value="-0.307946558656814" calcext:value-type="float">
            <text:p>-0.307946558656814</text:p>
          </table:table-cell>
          <table:table-cell table:formula="of:=-[.E37]*20" office:value-type="float" office:value="6.15893117313628" calcext:value-type="float">
            <text:p>6.15893117313628</text:p>
          </table:table-cell>
          <table:table-cell table:formula="of:=0.5*([.C36]^2-[.C37]^2)*1000" office:value-type="float" office:value="3665.1234567891" calcext:value-type="float">
            <text:p>3665.1234567891</text:p>
          </table:table-cell>
          <table:table-cell table:formula="of:=SUM([.G35:.G39])/5" office:value-type="float" office:value="3665.12345679015" calcext:value-type="float">
            <text:p>3665.12345679015</text:p>
          </table:table-cell>
          <table:table-cell/>
          <table:table-cell table:formula="of:=2*0.00207*[.A37]-0.41789" office:value-type="float" office:value="-0.27713" calcext:value-type="float">
            <text:p>-0.27713</text:p>
          </table:table-cell>
          <table:table-cell table:formula="of:=[.$D$1]*[.J37]*[.C37]" office:value-type="float" office:value="-3979.89472222224" calcext:value-type="float">
            <text:p>-3979.89472222224</text:p>
          </table:table-cell>
          <table:table-cell/>
          <table:table-cell table:formula="of:=-ROUND([.K37]/[.C37]; 1)" office:value-type="float" office:value="304.8" calcext:value-type="float">
            <text:p>304.8</text:p>
          </table:table-cell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[$Data.B38]" office:value-type="float" office:value="46" calcext:value-type="float">
            <text:p>46</text:p>
          </table:table-cell>
          <table:table-cell table:style-name="ce6" table:formula="of:=[.B38]/3.6" office:value-type="float" office:value="12.7777777777778" calcext:value-type="float">
            <text:p>12.78</text:p>
          </table:table-cell>
          <table:table-cell table:formula="of:=([.C38]-[.C37])" office:value-type="float" office:value="-0.2777777777778" calcext:value-type="float">
            <text:p>-0.2777777777778</text:p>
          </table:table-cell>
          <table:table-cell table:formula="of:=[.E37]*[.$B$1]+[.D38]*(1-[.$B$1])" office:value-type="float" office:value="-0.304929680568913" calcext:value-type="float">
            <text:p>-0.304929680568913</text:p>
          </table:table-cell>
          <table:table-cell table:formula="of:=-[.E38]*20" office:value-type="float" office:value="6.09859361137825" calcext:value-type="float">
            <text:p>6.09859361137825</text:p>
          </table:table-cell>
          <table:table-cell table:formula="of:=0.5*([.C37]^2-[.C38]^2)*1000" office:value-type="float" office:value="3587.96296296326" calcext:value-type="float">
            <text:p>3587.96296296326</text:p>
          </table:table-cell>
          <table:table-cell table:formula="of:=SUM([.G36:.G40])/5" office:value-type="float" office:value="3587.96296296299" calcext:value-type="float">
            <text:p>3587.96296296299</text:p>
          </table:table-cell>
          <table:table-cell/>
          <table:table-cell table:formula="of:=2*0.00207*[.A38]-0.41789" office:value-type="float" office:value="-0.27299" calcext:value-type="float">
            <text:p>-0.27299</text:p>
          </table:table-cell>
          <table:table-cell table:formula="of:=[.$D$1]*[.J38]*[.C38]" office:value-type="float" office:value="-3837.02611111112" calcext:value-type="float">
            <text:p>-3837.02611111112</text:p>
          </table:table-cell>
          <table:table-cell/>
          <table:table-cell table:formula="of:=-ROUND([.K38]/[.C38]; 1)" office:value-type="float" office:value="300.3" calcext:value-type="float">
            <text:p>300.3</text:p>
          </table:table-cell>
          <table:table-cell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[$Data.B39]" office:value-type="float" office:value="45" calcext:value-type="float">
            <text:p>45</text:p>
          </table:table-cell>
          <table:table-cell table:style-name="ce6" table:formula="of:=[.B39]/3.6" office:value-type="float" office:value="12.5" calcext:value-type="float">
            <text:p>12.50</text:p>
          </table:table-cell>
          <table:table-cell table:formula="of:=([.C39]-[.C38])" office:value-type="float" office:value="-0.2777777777778" calcext:value-type="float">
            <text:p>-0.2777777777778</text:p>
          </table:table-cell>
          <table:table-cell table:formula="of:=[.E38]*[.$B$1]+[.D39]*(1-[.$B$1])" office:value-type="float" office:value="-0.302214490289801" calcext:value-type="float">
            <text:p>-0.302214490289801</text:p>
          </table:table-cell>
          <table:table-cell table:formula="of:=-[.E39]*20" office:value-type="float" office:value="6.04428980579603" calcext:value-type="float">
            <text:p>6.04428980579603</text:p>
          </table:table-cell>
          <table:table-cell table:formula="of:=0.5*([.C38]^2-[.C39]^2)*1000" office:value-type="float" office:value="3510.80246913608" calcext:value-type="float">
            <text:p>3510.80246913608</text:p>
          </table:table-cell>
          <table:table-cell table:formula="of:=SUM([.G37:.G41])/5" office:value-type="float" office:value="3510.80246913582" calcext:value-type="float">
            <text:p>3510.80246913582</text:p>
          </table:table-cell>
          <table:table-cell/>
          <table:table-cell table:formula="of:=2*0.00207*[.A39]-0.41789" office:value-type="float" office:value="-0.26885" calcext:value-type="float">
            <text:p>-0.26885</text:p>
          </table:table-cell>
          <table:table-cell table:formula="of:=[.$D$1]*[.J39]*[.C39]" office:value-type="float" office:value="-3696.6875" calcext:value-type="float">
            <text:p>-3696.6875</text:p>
          </table:table-cell>
          <table:table-cell/>
          <table:table-cell table:formula="of:=-ROUND([.K39]/[.C39]; 1)" office:value-type="float" office:value="295.7" calcext:value-type="float">
            <text:p>295.7</text:p>
          </table:table-cell>
          <table:table-cell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$Data.B40]" office:value-type="float" office:value="44" calcext:value-type="float">
            <text:p>44</text:p>
          </table:table-cell>
          <table:table-cell table:style-name="ce6" table:formula="of:=[.B40]/3.6" office:value-type="float" office:value="12.2222222222222" calcext:value-type="float">
            <text:p>12.22</text:p>
          </table:table-cell>
          <table:table-cell table:formula="of:=([.C40]-[.C39])" office:value-type="float" office:value="-0.2777777777778" calcext:value-type="float">
            <text:p>-0.2777777777778</text:p>
          </table:table-cell>
          <table:table-cell table:formula="of:=[.E39]*[.$B$1]+[.D40]*(1-[.$B$1])" office:value-type="float" office:value="-0.299770819038601" calcext:value-type="float">
            <text:p>-0.299770819038601</text:p>
          </table:table-cell>
          <table:table-cell table:formula="of:=-[.E40]*20" office:value-type="float" office:value="5.99541638077202" calcext:value-type="float">
            <text:p>5.99541638077202</text:p>
          </table:table-cell>
          <table:table-cell table:formula="of:=0.5*([.C39]^2-[.C40]^2)*1000" office:value-type="float" office:value="3433.64197530892" calcext:value-type="float">
            <text:p>3433.64197530892</text:p>
          </table:table-cell>
          <table:table-cell table:formula="of:=SUM([.G38:.G42])/5" office:value-type="float" office:value="3433.64197530868" calcext:value-type="float">
            <text:p>3433.64197530868</text:p>
          </table:table-cell>
          <table:table-cell/>
          <table:table-cell table:formula="of:=2*0.00207*[.A40]-0.41789" office:value-type="float" office:value="-0.26471" calcext:value-type="float">
            <text:p>-0.26471</text:p>
          </table:table-cell>
          <table:table-cell table:formula="of:=[.$D$1]*[.J40]*[.C40]" office:value-type="float" office:value="-3558.87888888888" calcext:value-type="float">
            <text:p>-3558.87888888888</text:p>
          </table:table-cell>
          <table:table-cell/>
          <table:table-cell table:formula="of:=-ROUND([.K40]/[.C40]; 1)" office:value-type="float" office:value="291.2" calcext:value-type="float">
            <text:p>291.2</text:p>
          </table:table-cell>
          <table:table-cell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[$Data.B41]" office:value-type="float" office:value="43" calcext:value-type="float">
            <text:p>43</text:p>
          </table:table-cell>
          <table:table-cell table:style-name="ce6" table:formula="of:=[.B41]/3.6" office:value-type="float" office:value="11.9444444444444" calcext:value-type="float">
            <text:p>11.94</text:p>
          </table:table-cell>
          <table:table-cell table:formula="of:=([.C41]-[.C40])" office:value-type="float" office:value="-0.2777777777778" calcext:value-type="float">
            <text:p>-0.2777777777778</text:p>
          </table:table-cell>
          <table:table-cell table:formula="of:=[.E40]*[.$B$1]+[.D41]*(1-[.$B$1])" office:value-type="float" office:value="-0.297571514912521" calcext:value-type="float">
            <text:p>-0.297571514912521</text:p>
          </table:table-cell>
          <table:table-cell table:formula="of:=-[.E41]*20" office:value-type="float" office:value="5.95143029825042" calcext:value-type="float">
            <text:p>5.95143029825042</text:p>
          </table:table-cell>
          <table:table-cell table:formula="of:=0.5*([.C40]^2-[.C41]^2)*1000" office:value-type="float" office:value="3356.48148148174" calcext:value-type="float">
            <text:p>3356.48148148174</text:p>
          </table:table-cell>
          <table:table-cell table:formula="of:=SUM([.G39:.G43])/5" office:value-type="float" office:value="3356.48148148151" calcext:value-type="float">
            <text:p>3356.48148148151</text:p>
          </table:table-cell>
          <table:table-cell/>
          <table:table-cell table:formula="of:=2*0.00207*[.A41]-0.41789" office:value-type="float" office:value="-0.26057" calcext:value-type="float">
            <text:p>-0.26057</text:p>
          </table:table-cell>
          <table:table-cell table:formula="of:=[.$D$1]*[.J41]*[.C41]" office:value-type="float" office:value="-3423.60027777776" calcext:value-type="float">
            <text:p>-3423.60027777776</text:p>
          </table:table-cell>
          <table:table-cell/>
          <table:table-cell table:formula="of:=-ROUND([.K41]/[.C41]; 1)" office:value-type="float" office:value="286.6" calcext:value-type="float">
            <text:p>286.6</text:p>
          </table:table-cell>
          <table:table-cell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[$Data.B42]" office:value-type="float" office:value="42" calcext:value-type="float">
            <text:p>42</text:p>
          </table:table-cell>
          <table:table-cell table:style-name="ce6" table:formula="of:=[.B42]/3.6" office:value-type="float" office:value="11.6666666666667" calcext:value-type="float">
            <text:p>11.67</text:p>
          </table:table-cell>
          <table:table-cell table:formula="of:=([.C42]-[.C41])" office:value-type="float" office:value="-0.2777777777777" calcext:value-type="float">
            <text:p>-0.2777777777777</text:p>
          </table:table-cell>
          <table:table-cell table:formula="of:=[.E41]*[.$B$1]+[.D42]*(1-[.$B$1])" office:value-type="float" office:value="-0.295592141199039" calcext:value-type="float">
            <text:p>-0.295592141199039</text:p>
          </table:table-cell>
          <table:table-cell table:formula="of:=-[.E42]*20" office:value-type="float" office:value="5.91184282398078" calcext:value-type="float">
            <text:p>5.91184282398078</text:p>
          </table:table-cell>
          <table:table-cell table:formula="of:=0.5*([.C41]^2-[.C42]^2)*1000" office:value-type="float" office:value="3279.32098765341" calcext:value-type="float">
            <text:p>3279.32098765341</text:p>
          </table:table-cell>
          <table:table-cell table:formula="of:=SUM([.G40:.G44])/5" office:value-type="float" office:value="3279.32098765435" calcext:value-type="float">
            <text:p>3279.32098765435</text:p>
          </table:table-cell>
          <table:table-cell/>
          <table:table-cell table:formula="of:=2*0.00207*[.A42]-0.41789" office:value-type="float" office:value="-0.25643" calcext:value-type="float">
            <text:p>-0.25643</text:p>
          </table:table-cell>
          <table:table-cell table:formula="of:=[.$D$1]*[.J42]*[.C42]" office:value-type="float" office:value="-3290.85166666668" calcext:value-type="float">
            <text:p>-3290.85166666668</text:p>
          </table:table-cell>
          <table:table-cell/>
          <table:table-cell table:formula="of:=-ROUND([.K42]/[.C42]; 1)" office:value-type="float" office:value="282.1" calcext:value-type="float">
            <text:p>282.1</text:p>
          </table:table-cell>
          <table:table-cell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[$Data.B43]" office:value-type="float" office:value="41" calcext:value-type="float">
            <text:p>41</text:p>
          </table:table-cell>
          <table:table-cell table:style-name="ce6" table:formula="of:=[.B43]/3.6" office:value-type="float" office:value="11.3888888888889" calcext:value-type="float">
            <text:p>11.39</text:p>
          </table:table-cell>
          <table:table-cell table:formula="of:=([.C43]-[.C42])" office:value-type="float" office:value="-0.2777777777778" calcext:value-type="float">
            <text:p>-0.2777777777778</text:p>
          </table:table-cell>
          <table:table-cell table:formula="of:=[.E42]*[.$B$1]+[.D43]*(1-[.$B$1])" office:value-type="float" office:value="-0.293810704856915" calcext:value-type="float">
            <text:p>-0.293810704856915</text:p>
          </table:table-cell>
          <table:table-cell table:formula="of:=-[.E43]*20" office:value-type="float" office:value="5.8762140971383" calcext:value-type="float">
            <text:p>5.8762140971383</text:p>
          </table:table-cell>
          <table:table-cell table:formula="of:=0.5*([.C42]^2-[.C43]^2)*1000" office:value-type="float" office:value="3202.16049382742" calcext:value-type="float">
            <text:p>3202.16049382742</text:p>
          </table:table-cell>
          <table:table-cell table:formula="of:=SUM([.G41:.G45])/5" office:value-type="float" office:value="3202.16049382718" calcext:value-type="float">
            <text:p>3202.16049382718</text:p>
          </table:table-cell>
          <table:table-cell/>
          <table:table-cell table:formula="of:=2*0.00207*[.A43]-0.41789" office:value-type="float" office:value="-0.25229" calcext:value-type="float">
            <text:p>-0.25229</text:p>
          </table:table-cell>
          <table:table-cell table:formula="of:=[.$D$1]*[.J43]*[.C43]" office:value-type="float" office:value="-3160.63305555556" calcext:value-type="float">
            <text:p>-3160.63305555556</text:p>
          </table:table-cell>
          <table:table-cell/>
          <table:table-cell table:formula="of:=-ROUND([.K43]/[.C43]; 1)" office:value-type="float" office:value="277.5" calcext:value-type="float">
            <text:p>277.5</text:p>
          </table:table-cell>
          <table:table-cell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[$Data.B44]" office:value-type="float" office:value="40" calcext:value-type="float">
            <text:p>40</text:p>
          </table:table-cell>
          <table:table-cell table:style-name="ce6" table:formula="of:=[.B44]/3.6" office:value-type="float" office:value="11.1111111111111" calcext:value-type="float">
            <text:p>11.11</text:p>
          </table:table-cell>
          <table:table-cell table:formula="of:=([.C44]-[.C43])" office:value-type="float" office:value="-0.2777777777778" calcext:value-type="float">
            <text:p>-0.2777777777778</text:p>
          </table:table-cell>
          <table:table-cell table:formula="of:=[.E43]*[.$B$1]+[.D44]*(1-[.$B$1])" office:value-type="float" office:value="-0.292207412149004" calcext:value-type="float">
            <text:p>-0.292207412149004</text:p>
          </table:table-cell>
          <table:table-cell table:formula="of:=-[.E44]*20" office:value-type="float" office:value="5.84414824298007" calcext:value-type="float">
            <text:p>5.84414824298007</text:p>
          </table:table-cell>
          <table:table-cell table:formula="of:=0.5*([.C43]^2-[.C44]^2)*1000" office:value-type="float" office:value="3125.00000000025" calcext:value-type="float">
            <text:p>3125.00000000025</text:p>
          </table:table-cell>
          <table:table-cell table:formula="of:=SUM([.G42:.G46])/5" office:value-type="float" office:value="3124.9999999998" calcext:value-type="float">
            <text:p>3124.9999999998</text:p>
          </table:table-cell>
          <table:table-cell/>
          <table:table-cell table:formula="of:=2*0.00207*[.A44]-0.41789" office:value-type="float" office:value="-0.24815" calcext:value-type="float">
            <text:p>-0.24815</text:p>
          </table:table-cell>
          <table:table-cell table:formula="of:=[.$D$1]*[.J44]*[.C44]" office:value-type="float" office:value="-3032.94444444444" calcext:value-type="float">
            <text:p>-3032.94444444444</text:p>
          </table:table-cell>
          <table:table-cell/>
          <table:table-cell table:formula="of:=-ROUND([.K44]/[.C44]; 1)" office:value-type="float" office:value="273" calcext:value-type="float">
            <text:p>273</text:p>
          </table:table-cell>
          <table:table-cell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[$Data.B45]" office:value-type="float" office:value="39" calcext:value-type="float">
            <text:p>39</text:p>
          </table:table-cell>
          <table:table-cell table:style-name="ce6" table:formula="of:=[.B45]/3.6" office:value-type="float" office:value="10.8333333333333" calcext:value-type="float">
            <text:p>10.83</text:p>
          </table:table-cell>
          <table:table-cell table:formula="of:=([.C45]-[.C44])" office:value-type="float" office:value="-0.2777777777778" calcext:value-type="float">
            <text:p>-0.2777777777778</text:p>
          </table:table-cell>
          <table:table-cell table:formula="of:=[.E44]*[.$B$1]+[.D45]*(1-[.$B$1])" office:value-type="float" office:value="-0.290764448711883" calcext:value-type="float">
            <text:p>-0.290764448711883</text:p>
          </table:table-cell>
          <table:table-cell table:formula="of:=-[.E45]*20" office:value-type="float" office:value="5.81528897423766" calcext:value-type="float">
            <text:p>5.81528897423766</text:p>
          </table:table-cell>
          <table:table-cell table:formula="of:=0.5*([.C44]^2-[.C45]^2)*1000" office:value-type="float" office:value="3047.83950617308" calcext:value-type="float">
            <text:p>3047.83950617308</text:p>
          </table:table-cell>
          <table:table-cell table:formula="of:=SUM([.G43:.G47])/5" office:value-type="float" office:value="3047.83950617287" calcext:value-type="float">
            <text:p>3047.83950617287</text:p>
          </table:table-cell>
          <table:table-cell/>
          <table:table-cell table:formula="of:=2*0.00207*[.A45]-0.41789" office:value-type="float" office:value="-0.24401" calcext:value-type="float">
            <text:p>-0.24401</text:p>
          </table:table-cell>
          <table:table-cell table:formula="of:=[.$D$1]*[.J45]*[.C45]" office:value-type="float" office:value="-2907.78583333332" calcext:value-type="float">
            <text:p>-2907.78583333332</text:p>
          </table:table-cell>
          <table:table-cell/>
          <table:table-cell table:formula="of:=-ROUND([.K45]/[.C45]; 1)" office:value-type="float" office:value="268.4" calcext:value-type="float">
            <text:p>268.4</text:p>
          </table:table-cell>
          <table:table-cell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[$Data.B46]" office:value-type="float" office:value="38" calcext:value-type="float">
            <text:p>38</text:p>
          </table:table-cell>
          <table:table-cell table:style-name="ce6" table:formula="of:=[.B46]/3.6" office:value-type="float" office:value="10.5555555555556" calcext:value-type="float">
            <text:p>10.56</text:p>
          </table:table-cell>
          <table:table-cell table:formula="of:=([.C46]-[.C45])" office:value-type="float" office:value="-0.2777777777777" calcext:value-type="float">
            <text:p>-0.2777777777777</text:p>
          </table:table-cell>
          <table:table-cell table:formula="of:=[.E45]*[.$B$1]+[.D46]*(1-[.$B$1])" office:value-type="float" office:value="-0.289465781618465" calcext:value-type="float">
            <text:p>-0.289465781618465</text:p>
          </table:table-cell>
          <table:table-cell table:formula="of:=-[.E46]*20" office:value-type="float" office:value="5.7893156323693" calcext:value-type="float">
            <text:p>5.7893156323693</text:p>
          </table:table-cell>
          <table:table-cell table:formula="of:=0.5*([.C45]^2-[.C46]^2)*1000" office:value-type="float" office:value="2970.67901234485" calcext:value-type="float">
            <text:p>2970.67901234485</text:p>
          </table:table-cell>
          <table:table-cell table:formula="of:=SUM([.G44:.G48])/5" office:value-type="float" office:value="2407.40740740739" calcext:value-type="float">
            <text:p>2407.40740740739</text:p>
          </table:table-cell>
          <table:table-cell/>
          <table:table-cell table:formula="of:=2*0.00207*[.A46]-0.41789" office:value-type="float" office:value="-0.23987" calcext:value-type="float">
            <text:p>-0.23987</text:p>
          </table:table-cell>
          <table:table-cell table:formula="of:=[.$D$1]*[.J46]*[.C46]" office:value-type="float" office:value="-2785.15722222223" calcext:value-type="float">
            <text:p>-2785.15722222223</text:p>
          </table:table-cell>
          <table:table-cell/>
          <table:table-cell table:formula="of:=-ROUND([.K46]/[.C46]; 1)" office:value-type="float" office:value="263.9" calcext:value-type="float">
            <text:p>263.9</text:p>
          </table:table-cell>
          <table:table-cell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[$Data.B47]" office:value-type="float" office:value="37" calcext:value-type="float">
            <text:p>37</text:p>
          </table:table-cell>
          <table:table-cell table:style-name="ce6" table:formula="of:=[.B47]/3.6" office:value-type="float" office:value="10.2777777777778" calcext:value-type="float">
            <text:p>10.28</text:p>
          </table:table-cell>
          <table:table-cell table:formula="of:=([.C47]-[.C46])" office:value-type="float" office:value="-0.2777777777778" calcext:value-type="float">
            <text:p>-0.2777777777778</text:p>
          </table:table-cell>
          <table:table-cell table:formula="of:=[.E46]*[.$B$1]+[.D47]*(1-[.$B$1])" office:value-type="float" office:value="-0.288296981234398" calcext:value-type="float">
            <text:p>-0.288296981234398</text:p>
          </table:table-cell>
          <table:table-cell table:formula="of:=-[.E47]*20" office:value-type="float" office:value="5.76593962468797" calcext:value-type="float">
            <text:p>5.76593962468797</text:p>
          </table:table-cell>
          <table:table-cell table:formula="of:=0.5*([.C46]^2-[.C47]^2)*1000" office:value-type="float" office:value="2893.51851851875" calcext:value-type="float">
            <text:p>2893.51851851875</text:p>
          </table:table-cell>
          <table:table-cell table:formula="of:=SUM([.G45:.G49])/5" office:value-type="float" office:value="2345.67901234565" calcext:value-type="float">
            <text:p>2345.67901234565</text:p>
          </table:table-cell>
          <table:table-cell/>
          <table:table-cell table:formula="of:=2*0.00207*[.A47]-0.41789" office:value-type="float" office:value="-0.23573" calcext:value-type="float">
            <text:p>-0.23573</text:p>
          </table:table-cell>
          <table:table-cell table:formula="of:=[.$D$1]*[.J47]*[.C47]" office:value-type="float" office:value="-2665.05861111112" calcext:value-type="float">
            <text:p>-2665.05861111112</text:p>
          </table:table-cell>
          <table:table-cell/>
          <table:table-cell table:formula="of:=-ROUND([.K47]/[.C47]; 1)" office:value-type="float" office:value="259.3" calcext:value-type="float">
            <text:p>259.3</text:p>
          </table:table-cell>
          <table:table-cell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[$Data.B48]" office:value-type="float" office:value="37" calcext:value-type="float">
            <text:p>37</text:p>
          </table:table-cell>
          <table:table-cell table:style-name="ce6" table:formula="of:=[.B48]/3.6" office:value-type="float" office:value="10.2777777777778" calcext:value-type="float">
            <text:p>10.28</text:p>
          </table:table-cell>
          <table:table-cell table:formula="of:=([.C48]-[.C47])" office:value-type="float" office:value="0" calcext:value-type="float">
            <text:p>0</text:p>
          </table:table-cell>
          <table:table-cell table:formula="of:=[.E47]*[.$B$1]+[.D48]*(1-[.$B$1])" office:value-type="float" office:value="-0.259467283110959" calcext:value-type="float">
            <text:p>-0.259467283110959</text:p>
          </table:table-cell>
          <table:table-cell table:formula="of:=-[.E48]*20" office:value-type="float" office:value="5.18934566221917" calcext:value-type="float">
            <text:p>5.18934566221917</text:p>
          </table:table-cell>
          <table:table-cell table:formula="of:=0.5*([.C47]^2-[.C48]^2)*1000" office:value-type="float" office:value="0" calcext:value-type="float">
            <text:p>0</text:p>
          </table:table-cell>
          <table:table-cell table:formula="of:=SUM([.G46:.G50])/5" office:value-type="float" office:value="2283.95061728388" calcext:value-type="float">
            <text:p>2283.95061728388</text:p>
          </table:table-cell>
          <table:table-cell/>
          <table:table-cell table:formula="of:=2*0.00207*[.A48]-0.41789" office:value-type="float" office:value="-0.23159" calcext:value-type="float">
            <text:p>-0.23159</text:p>
          </table:table-cell>
          <table:table-cell table:formula="of:=[.$D$1]*[.J48]*[.C48]" office:value-type="float" office:value="-2618.25361111112" calcext:value-type="float">
            <text:p>-2618.25361111112</text:p>
          </table:table-cell>
          <table:table-cell/>
          <table:table-cell table:formula="of:=-ROUND([.K48]/[.C48]; 1)" office:value-type="float" office:value="254.7" calcext:value-type="float">
            <text:p>254.7</text:p>
          </table:table-cell>
          <table:table-cell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[$Data.B49]" office:value-type="float" office:value="36" calcext:value-type="float">
            <text:p>36</text:p>
          </table:table-cell>
          <table:table-cell table:style-name="ce6" table:formula="of:=[.B49]/3.6" office:value-type="float" office:value="10" calcext:value-type="float">
            <text:p>10.00</text:p>
          </table:table-cell>
          <table:table-cell table:formula="of:=([.C49]-[.C48])" office:value-type="float" office:value="-0.2777777777778" calcext:value-type="float">
            <text:p>-0.2777777777778</text:p>
          </table:table-cell>
          <table:table-cell table:formula="of:=[.E48]*[.$B$1]+[.D49]*(1-[.$B$1])" office:value-type="float" office:value="-0.261298332577643" calcext:value-type="float">
            <text:p>-0.261298332577643</text:p>
          </table:table-cell>
          <table:table-cell table:formula="of:=-[.E49]*20" office:value-type="float" office:value="5.22596665155285" calcext:value-type="float">
            <text:p>5.22596665155285</text:p>
          </table:table-cell>
          <table:table-cell table:formula="of:=0.5*([.C48]^2-[.C49]^2)*1000" office:value-type="float" office:value="2816.35802469159" calcext:value-type="float">
            <text:p>2816.35802469159</text:p>
          </table:table-cell>
          <table:table-cell table:formula="of:=SUM([.G47:.G51])/5" office:value-type="float" office:value="2222.22222222232" calcext:value-type="float">
            <text:p>2222.22222222232</text:p>
          </table:table-cell>
          <table:table-cell/>
          <table:table-cell table:formula="of:=2*0.00207*[.A49]-0.41789" office:value-type="float" office:value="-0.22745" calcext:value-type="float">
            <text:p>-0.22745</text:p>
          </table:table-cell>
          <table:table-cell table:formula="of:=[.$D$1]*[.J49]*[.C49]" office:value-type="float" office:value="-2501.95" calcext:value-type="float">
            <text:p>-2501.95</text:p>
          </table:table-cell>
          <table:table-cell/>
          <table:table-cell table:formula="of:=-ROUND([.K49]/[.C49]; 1)" office:value-type="float" office:value="250.2" calcext:value-type="float">
            <text:p>250.2</text:p>
          </table:table-cell>
          <table:table-cell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[$Data.B50]" office:value-type="float" office:value="35" calcext:value-type="float">
            <text:p>35</text:p>
          </table:table-cell>
          <table:table-cell table:style-name="ce6" table:formula="of:=[.B50]/3.6" office:value-type="float" office:value="9.72222222222222" calcext:value-type="float">
            <text:p>9.72</text:p>
          </table:table-cell>
          <table:table-cell table:formula="of:=([.C50]-[.C49])" office:value-type="float" office:value="-0.27777777777778" calcext:value-type="float">
            <text:p>-0.27777777777778</text:p>
          </table:table-cell>
          <table:table-cell table:formula="of:=[.E49]*[.$B$1]+[.D50]*(1-[.$B$1])" office:value-type="float" office:value="-0.262946277097656" calcext:value-type="float">
            <text:p>-0.262946277097656</text:p>
          </table:table-cell>
          <table:table-cell table:formula="of:=-[.E50]*20" office:value-type="float" office:value="5.25892554195313" calcext:value-type="float">
            <text:p>5.25892554195313</text:p>
          </table:table-cell>
          <table:table-cell table:formula="of:=0.5*([.C49]^2-[.C50]^2)*1000" office:value-type="float" office:value="2739.19753086422" calcext:value-type="float">
            <text:p>2739.19753086422</text:p>
          </table:table-cell>
          <table:table-cell table:formula="of:=SUM([.G48:.G52])/5" office:value-type="float" office:value="2160.49382716053" calcext:value-type="float">
            <text:p>2160.49382716053</text:p>
          </table:table-cell>
          <table:table-cell/>
          <table:table-cell table:formula="of:=2*0.00207*[.A50]-0.41789" office:value-type="float" office:value="-0.22331" calcext:value-type="float">
            <text:p>-0.22331</text:p>
          </table:table-cell>
          <table:table-cell table:formula="of:=[.$D$1]*[.J50]*[.C50]" office:value-type="float" office:value="-2388.17638888889" calcext:value-type="float">
            <text:p>-2388.17638888889</text:p>
          </table:table-cell>
          <table:table-cell/>
          <table:table-cell table:formula="of:=-ROUND([.K50]/[.C50]; 1)" office:value-type="float" office:value="245.6" calcext:value-type="float">
            <text:p>245.6</text:p>
          </table:table-cell>
          <table:table-cell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[$Data.B51]" office:value-type="float" office:value="34" calcext:value-type="float">
            <text:p>34</text:p>
          </table:table-cell>
          <table:table-cell table:style-name="ce6" table:formula="of:=[.B51]/3.6" office:value-type="float" office:value="9.44444444444444" calcext:value-type="float">
            <text:p>9.44</text:p>
          </table:table-cell>
          <table:table-cell table:formula="of:=([.C51]-[.C50])" office:value-type="float" office:value="-0.27777777777778" calcext:value-type="float">
            <text:p>-0.27777777777778</text:p>
          </table:table-cell>
          <table:table-cell table:formula="of:=[.E50]*[.$B$1]+[.D51]*(1-[.$B$1])" office:value-type="float" office:value="-0.264429427165669" calcext:value-type="float">
            <text:p>-0.264429427165669</text:p>
          </table:table-cell>
          <table:table-cell table:formula="of:=-[.E51]*20" office:value-type="float" office:value="5.28858854331338" calcext:value-type="float">
            <text:p>5.28858854331338</text:p>
          </table:table-cell>
          <table:table-cell table:formula="of:=0.5*([.C50]^2-[.C51]^2)*1000" office:value-type="float" office:value="2662.03703703706" calcext:value-type="float">
            <text:p>2662.03703703706</text:p>
          </table:table-cell>
          <table:table-cell table:formula="of:=SUM([.G49:.G53])/5" office:value-type="float" office:value="2662.03703703708" calcext:value-type="float">
            <text:p>2662.03703703708</text:p>
          </table:table-cell>
          <table:table-cell/>
          <table:table-cell table:formula="of:=2*0.00207*[.A51]-0.41789" office:value-type="float" office:value="-0.21917" calcext:value-type="float">
            <text:p>-0.21917</text:p>
          </table:table-cell>
          <table:table-cell table:formula="of:=[.$D$1]*[.J51]*[.C51]" office:value-type="float" office:value="-2276.93277777778" calcext:value-type="float">
            <text:p>-2276.93277777778</text:p>
          </table:table-cell>
          <table:table-cell/>
          <table:table-cell table:formula="of:=-ROUND([.K51]/[.C51]; 1)" office:value-type="float" office:value="241.1" calcext:value-type="float">
            <text:p>241.1</text:p>
          </table:table-cell>
          <table:table-cell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[$Data.B52]" office:value-type="float" office:value="33" calcext:value-type="float">
            <text:p>33</text:p>
          </table:table-cell>
          <table:table-cell table:style-name="ce6" table:formula="of:=[.B52]/3.6" office:value-type="float" office:value="9.16666666666667" calcext:value-type="float">
            <text:p>9.17</text:p>
          </table:table-cell>
          <table:table-cell table:formula="of:=([.C52]-[.C51])" office:value-type="float" office:value="-0.27777777777777" calcext:value-type="float">
            <text:p>-0.27777777777777</text:p>
          </table:table-cell>
          <table:table-cell table:formula="of:=[.E51]*[.$B$1]+[.D52]*(1-[.$B$1])" office:value-type="float" office:value="-0.265764262226879" calcext:value-type="float">
            <text:p>-0.265764262226879</text:p>
          </table:table-cell>
          <table:table-cell table:formula="of:=-[.E52]*20" office:value-type="float" office:value="5.31528524453758" calcext:value-type="float">
            <text:p>5.31528524453758</text:p>
          </table:table-cell>
          <table:table-cell table:formula="of:=0.5*([.C51]^2-[.C52]^2)*1000" office:value-type="float" office:value="2584.8765432098" calcext:value-type="float">
            <text:p>2584.8765432098</text:p>
          </table:table-cell>
          <table:table-cell table:formula="of:=SUM([.G50:.G54])/5" office:value-type="float" office:value="2584.87654320988" calcext:value-type="float">
            <text:p>2584.87654320988</text:p>
          </table:table-cell>
          <table:table-cell/>
          <table:table-cell table:formula="of:=2*0.00207*[.A52]-0.41789" office:value-type="float" office:value="-0.21503" calcext:value-type="float">
            <text:p>-0.21503</text:p>
          </table:table-cell>
          <table:table-cell table:formula="of:=[.$D$1]*[.J52]*[.C52]" office:value-type="float" office:value="-2168.21916666667" calcext:value-type="float">
            <text:p>-2168.21916666667</text:p>
          </table:table-cell>
          <table:table-cell/>
          <table:table-cell table:formula="of:=-ROUND([.K52]/[.C52]; 1)" office:value-type="float" office:value="236.5" calcext:value-type="float">
            <text:p>236.5</text:p>
          </table:table-cell>
          <table:table-cell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table:formula="of:=[$Data.B53]" office:value-type="float" office:value="32" calcext:value-type="float">
            <text:p>32</text:p>
          </table:table-cell>
          <table:table-cell table:style-name="ce6" table:formula="of:=[.B53]/3.6" office:value-type="float" office:value="8.88888888888889" calcext:value-type="float">
            <text:p>8.89</text:p>
          </table:table-cell>
          <table:table-cell table:formula="of:=([.C53]-[.C52])" office:value-type="float" office:value="-0.27777777777778" calcext:value-type="float">
            <text:p>-0.27777777777778</text:p>
          </table:table-cell>
          <table:table-cell table:formula="of:=[.E52]*[.$B$1]+[.D53]*(1-[.$B$1])" office:value-type="float" office:value="-0.266965613781969" calcext:value-type="float">
            <text:p>-0.266965613781969</text:p>
          </table:table-cell>
          <table:table-cell table:formula="of:=-[.E53]*20" office:value-type="float" office:value="5.33931227563938" calcext:value-type="float">
            <text:p>5.33931227563938</text:p>
          </table:table-cell>
          <table:table-cell table:formula="of:=0.5*([.C52]^2-[.C53]^2)*1000" office:value-type="float" office:value="2507.71604938274" calcext:value-type="float">
            <text:p>2507.71604938274</text:p>
          </table:table-cell>
          <table:table-cell table:number-columns-repeated="2"/>
          <table:table-cell table:formula="of:=2*0.00207*[.A53]-0.41789" office:value-type="float" office:value="-0.21089" calcext:value-type="float">
            <text:p>-0.21089</text:p>
          </table:table-cell>
          <table:table-cell table:formula="of:=[.$D$1]*[.J53]*[.C53]" office:value-type="float" office:value="-2062.03555555556" calcext:value-type="float">
            <text:p>-2062.03555555556</text:p>
          </table:table-cell>
          <table:table-cell/>
          <table:table-cell table:formula="of:=-ROUND([.K53]/[.C53]; 1)" office:value-type="float" office:value="232" calcext:value-type="float">
            <text:p>232</text:p>
          </table:table-cell>
          <table:table-cell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table:formula="of:=[$Data.B54]" office:value-type="float" office:value="31" calcext:value-type="float">
            <text:p>31</text:p>
          </table:table-cell>
          <table:table-cell table:style-name="ce6" table:formula="of:=[.B54]/3.6" office:value-type="float" office:value="8.61111111111111" calcext:value-type="float">
            <text:p>8.61</text:p>
          </table:table-cell>
          <table:table-cell table:formula="of:=([.C54]-[.C53])" office:value-type="float" office:value="-0.277777777777779" calcext:value-type="float">
            <text:p>-0.277777777777779</text:p>
          </table:table-cell>
          <table:table-cell table:formula="of:=[.E53]*[.$B$1]+[.D54]*(1-[.$B$1])" office:value-type="float" office:value="-0.26804683018155" calcext:value-type="float">
            <text:p>-0.26804683018155</text:p>
          </table:table-cell>
          <table:table-cell table:formula="of:=-[.E54]*20" office:value-type="float" office:value="5.360936603631" calcext:value-type="float">
            <text:p>5.360936603631</text:p>
          </table:table-cell>
          <table:table-cell table:formula="of:=0.5*([.C53]^2-[.C54]^2)*1000" office:value-type="float" office:value="2430.55555555556" calcext:value-type="float">
            <text:p>2430.55555555556</text:p>
          </table:table-cell>
          <table:table-cell table:number-columns-repeated="2"/>
          <table:table-cell table:formula="of:=2*0.00207*[.A54]-0.41789" office:value-type="float" office:value="-0.20675" calcext:value-type="float">
            <text:p>-0.20675</text:p>
          </table:table-cell>
          <table:table-cell table:formula="of:=[.$D$1]*[.J54]*[.C54]" office:value-type="float" office:value="-1958.38194444444" calcext:value-type="float">
            <text:p>-1958.38194444444</text:p>
          </table:table-cell>
          <table:table-cell/>
          <table:table-cell table:formula="of:=-ROUND([.K54]/[.C54]; 1)" office:value-type="float" office:value="227.4" calcext:value-type="float">
            <text:p>227.4</text:p>
          </table:table-cell>
          <table:table-cell/>
        </table:table-row>
        <table:table-row table:style-name="ro1" table:number-rows-repeated="104852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ata" table:style-name="ta1">
        <table:shapes>
          <draw:frame draw:z-index="0" draw:style-name="gr1" draw:text-style-name="P1" svg:width="15.999cm" svg:height="8.999cm" svg:x="13.924cm" svg:y="0.339cm">
            <draw:object draw:notify-on-update-of-ranges="Data.A3:Data.A54 Data.B2:Data.B2 Data.B3:Data.B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est 1</text:p>
          </table:table-cell>
          <table:table-cell/>
          <table:table-cell office:value-type="string" calcext:value-type="string">
            <text:p>Test 2</text:p>
          </table:table-cell>
          <table:table-cell/>
          <table:table-cell office:value-type="string" calcext:value-type="string">
            <text:p>Test 3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" table:formula="of:=[.A11]+1" office:value-type="float" office:value="9" calcext:value-type="float">
            <text:p>9</text:p>
          </table:table-cell>
          <table:table-cell table:style-name="ce1" table:formula="of:=[.D12]"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D13]"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D14]"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D15]"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D16]"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D17]"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D18]"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.D19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[.D20]"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.D21]"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[.D22]"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[.D23]"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[.D24]"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[.D25]"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[.D26]"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[.D27]"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[.D28]"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[.D29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.D30]"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.D31]"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.D32]"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.D33]" office:value-type="float" office:value="51" calcext:value-type="float">
            <text:p>5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.F34]" office:value-type="float" office:value="50" calcext:value-type="float">
            <text:p>5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[.F35]" office:value-type="float" office:value="49" calcext:value-type="float">
            <text:p>4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[.F36]" office:value-type="float" office:value="48" calcext:value-type="float">
            <text:p>4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[.F37]" office:value-type="float" office:value="47" calcext:value-type="float">
            <text:p>4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[.F38]" office:value-type="float" office:value="46" calcext:value-type="float">
            <text:p>4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[.F39]" office:value-type="float" office:value="45" calcext:value-type="float">
            <text:p>4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.F40]" office:value-type="float" office:value="44" calcext:value-type="float">
            <text:p>4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[.F41]"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[.F42]" office:value-type="float" office:value="42" calcext:value-type="float">
            <text:p>4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[.F43]" office:value-type="float" office:value="41" calcext:value-type="float">
            <text:p>4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[.F44]" office:value-type="float" office:value="40" calcext:value-type="float">
            <text:p>4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[.F45]" office:value-type="float" office:value="39" calcext:value-type="float">
            <text:p>3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[.F46]" office:value-type="float" office:value="38" calcext:value-type="float">
            <text:p>3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[.F47]" office:value-type="float" office:value="37" calcext:value-type="float">
            <text:p>3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[.F48]" office:value-type="float" office:value="37" calcext:value-type="float">
            <text:p>3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[.F49]" office:value-type="float" office:value="36" calcext:value-type="float">
            <text:p>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[.F50]" office:value-type="float" office:value="35" calcext:value-type="float">
            <text:p>3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[.F51]" office:value-type="float" office:value="34" calcext:value-type="float">
            <text:p>3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[.F52]" office:value-type="float" office:value="33" calcext:value-type="float">
            <text:p>3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table:formula="of:=[.F53]" office:value-type="float" office:value="32" calcext:value-type="float">
            <text:p>3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table:formula="of:=[.F54]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57" calcext:value-type="float">
            <text:p>57</text:p>
          </table:table-cell>
          <table:table-cell table:style-name="ce1"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6:58:45.163550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2T21:27:13.549820822</meta:creation-date>
    <dc:date>2021-09-15T17:07:29.377344383</dc:date>
    <meta:editing-duration>P2DT3H8M13S</meta:editing-duration>
    <meta:editing-cycles>23</meta:editing-cycles>
    <meta:generator>LibreOffice/7.0.3.1$Linux_X86_64 LibreOffice_project/d7547858d014d4cf69878db179d326fc3483e082</meta:generator>
    <meta:document-statistic meta:table-count="3" meta:cell-count="932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Roll Test 2021-03-11</text:p>
        </chart:title>
        <chart:legend chart:legend-position="end" svg:x="13.677cm" svg:y="4.201cm" style:legend-expansion="high" chart:style-name="ch3"/>
        <chart:plot-area chart:style-name="ch4" table:cell-range-address="Data.A3:Data.B54 Data.B2:Data.B2" chart:data-source-has-labels="row" svg:x="1.331cm" svg:y="1.275cm" svg:width="12.026cm" svg:height="6.564cm">
          <chart:coordinate-region svg:x="1.952cm" svg:y="1.474cm" svg:width="11.032cm" svg:height="5.718cm"/>
          <chart:axis chart:dimension="x" chart:name="primary-x" chart:style-name="ch5">
            <chart:title svg:x="6.175cm" svg:y="8.019cm" chart:style-name="ch6">
              <text:p>Time (seconds)</text:p>
            </chart:title>
          </chart:axis>
          <chart:axis chart:dimension="y" chart:name="primary-y" chart:style-name="ch5">
            <chart:title svg:x="0.451cm" svg:y="5.58cm" chart:style-name="ch7">
              <text:p>Speed (km/h)</text:p>
            </chart:title>
            <chart:grid chart:style-name="ch8" chart:class="major"/>
          </chart:axis>
          <chart:series chart:style-name="ch9" chart:values-cell-range-address="Data.B3:Data.B54" chart:label-cell-address="Data.B2:Data.B2" chart:class="chart:scatter">
            <chart:domain table:cell-range-address="Data.A3:Data.A54"/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Data.B2:Data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3:Data.A54</svg:desc>
                </draw:g>
              </table:table-cell>
              <table:table-cell office:value-type="float" office:value="89">
                <text:p>89</text:p>
                <draw:g>
                  <svg:desc>Data.B3:Data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d7547858d014d4cf69878db179d326fc3483e08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Roll Test 2021-03-11</text:p>
        </chart:title>
        <chart:legend chart:legend-position="end" svg:x="12.592cm" svg:y="4.201cm" style:legend-expansion="high" chart:style-name="ch3"/>
        <chart:plot-area chart:style-name="ch4" table:cell-range-address="Calcs.A3:Calcs.B54 Calcs.B2:Calcs.B2" chart:data-source-has-labels="row" svg:x="1.331cm" svg:y="1.275cm" svg:width="10.941cm" svg:height="6.564cm">
          <chart:coordinate-region svg:x="1.952cm" svg:y="1.474cm" svg:width="9.947cm" svg:height="5.718cm"/>
          <chart:axis chart:dimension="x" chart:name="primary-x" chart:style-name="ch5">
            <chart:title svg:x="5.632cm" svg:y="8.019cm" chart:style-name="ch6">
              <text:p>Time (seconds)</text:p>
            </chart:title>
          </chart:axis>
          <chart:axis chart:dimension="y" chart:name="primary-y" chart:style-name="ch5">
            <chart:title svg:x="0.451cm" svg:y="5.58cm" chart:style-name="ch7">
              <text:p>Speed (km/h)</text:p>
            </chart:title>
            <chart:grid chart:style-name="ch8" chart:class="major"/>
          </chart:axis>
          <chart:series chart:style-name="ch9" chart:values-cell-range-address="Calcs.B3:Calcs.B54" chart:label-cell-address="Calcs.B2:Calcs.B2" chart:class="chart:scatter">
            <chart:domain table:cell-range-address="Calcs.A3:Calcs.A54"/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 (km/h)</text:p>
                <draw:g>
                  <svg:desc>Calcs.B2:Calc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s.A3:Calcs.A54</svg:desc>
                </draw:g>
              </table:table-cell>
              <table:table-cell office:value-type="float" office:value="89">
                <text:p>89</text:p>
                <draw:g>
                  <svg:desc>Calcs.B3:Calcs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d7547858d014d4cf69878db179d326fc3483e082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chart:regression-name="Quadratic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Speed (m/s) vs LPF decceleration, scaled</text:p>
        </chart:title>
        <chart:legend chart:legend-position="end" svg:x="13.148cm" svg:y="3.703cm" style:legend-expansion="high" chart:style-name="ch3"/>
        <chart:plot-area chart:style-name="ch4" table:cell-range-address="Calcs.A1:Calcs.A54 Calcs.C1:Calcs.C54 Calcs.F1:Calcs.F54" svg:x="0.32cm" svg:y="1.275cm" svg:width="12.508cm" svg:height="7.545cm">
          <chart:coordinate-region svg:x="0.941cm" svg:y="1.474cm" svg:width="11.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alcs.C1:Calcs.C54" chart:class="chart:scatter">
            <chart:domain table:cell-range-address="Calcs.A1:Calcs.A54"/>
            <chart:regression-curve chart:style-name="ch8">
              <chart:equation chart:display-equation="true" chart:display-r-square="true" svg:x="1.025cm" svg:y="1.606cm"/>
            </chart:regression-curve>
            <chart:data-point chart:repeated="54"/>
          </chart:series>
          <chart:series chart:style-name="ch9" chart:values-cell-range-address="Calcs.F1:Calcs.F54" chart:class="chart:scatter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alcs.A1:Calcs.A54</svg:desc>
                </draw:g>
              </table:table-cell>
              <table:table-cell office:value-type="float" office:value="NaN">
                <text:p>NaN</text:p>
                <draw:g>
                  <svg:desc>Calcs.C1:Calcs.C54</svg:desc>
                </draw:g>
              </table:table-cell>
              <table:table-cell office:value-type="float" office:value="NaN">
                <text:p>NaN</text:p>
                <draw:g>
                  <svg:desc>Calcs.F1:Calcs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4.7222222222222">
                <text:p>24.7222222222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9.5555555555556">
                <text:p>9.5555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9.15555555555544">
                <text:p>9.15555555555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3.6111111111111">
                <text:p>23.6111111111111</text:p>
              </table:table-cell>
              <table:table-cell office:value-type="float" office:value="9.3511111111111">
                <text:p>9.35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3.0555555555556">
                <text:p>23.0555555555556</text:p>
              </table:table-cell>
              <table:table-cell office:value-type="float" office:value="9.52711111111099">
                <text:p>9.52711111111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9.12995555555549">
                <text:p>9.12995555555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2.5">
                <text:p>22.5</text:p>
              </table:table-cell>
              <table:table-cell office:value-type="float" office:value="8.77251555555554">
                <text:p>8.77251555555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1.9444444444444">
                <text:p>21.9444444444444</text:p>
              </table:table-cell>
              <table:table-cell office:value-type="float" office:value="9.00637511111118">
                <text:p>9.00637511111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8.66129315555547">
                <text:p>8.66129315555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8.90627495111112">
                <text:p>8.90627495111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0.5555555555556">
                <text:p>20.5555555555556</text:p>
              </table:table-cell>
              <table:table-cell office:value-type="float" office:value="9.12675856711101">
                <text:p>9.12675856711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0.2777777777778">
                <text:p>20.2777777777778</text:p>
              </table:table-cell>
              <table:table-cell office:value-type="float" office:value="8.76963826595551">
                <text:p>8.76963826595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8.44822999491555">
                <text:p>8.44822999491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8.7145181065352">
                <text:p>8.7145181065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8.39862185143708">
                <text:p>8.39862185143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8.11431522184897">
                <text:p>8.11431522184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8.41399481077527">
                <text:p>8.41399481077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8.0555555555556">
                <text:p>18.0555555555556</text:p>
              </table:table-cell>
              <table:table-cell office:value-type="float" office:value="8.12815088525315">
                <text:p>8.12815088525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7.87089135228343">
                <text:p>7.870891352283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7.5">
                <text:p>17.5</text:p>
              </table:table-cell>
              <table:table-cell office:value-type="float" office:value="7.63935777261069">
                <text:p>7.63935777261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7.2222222222222">
                <text:p>17.2222222222222</text:p>
              </table:table-cell>
              <table:table-cell office:value-type="float" office:value="7.43097755090522">
                <text:p>7.43097755090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6.9444444444444">
                <text:p>16.9444444444444</text:p>
              </table:table-cell>
              <table:table-cell office:value-type="float" office:value="7.2434353513703">
                <text:p>7.2434353513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7.07464737178867">
                <text:p>7.07464737178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6.1111111111111">
                <text:p>16.1111111111111</text:p>
              </table:table-cell>
              <table:table-cell office:value-type="float" office:value="7.478293745721">
                <text:p>7.478293745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7.2860199267045">
                <text:p>7.2860199267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7.11297348958945">
                <text:p>7.11297348958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6.95723169618611">
                <text:p>6.95723169618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6.81706408212309">
                <text:p>6.81706408212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6.69091322946638">
                <text:p>6.690913229466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14.4444444444444">
                <text:p>14.4444444444444</text:p>
              </table:table-cell>
              <table:table-cell office:value-type="float" office:value="6.57737746207535">
                <text:p>6.57737746207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6.47519527142321">
                <text:p>6.47519527142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6.38323129983649">
                <text:p>6.38323129983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13.6111111111111">
                <text:p>13.6111111111111</text:p>
              </table:table-cell>
              <table:table-cell office:value-type="float" office:value="6.30046372540844">
                <text:p>6.30046372540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6.2259729084232">
                <text:p>6.2259729084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13.0555555555556">
                <text:p>13.0555555555556</text:p>
              </table:table-cell>
              <table:table-cell office:value-type="float" office:value="6.15893117313628">
                <text:p>6.158931173136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12.7777777777778">
                <text:p>12.7777777777778</text:p>
              </table:table-cell>
              <table:table-cell office:value-type="float" office:value="6.09859361137825">
                <text:p>6.09859361137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12.5">
                <text:p>12.5</text:p>
              </table:table-cell>
              <table:table-cell office:value-type="float" office:value="6.04428980579603">
                <text:p>6.044289805796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5.99541638077202">
                <text:p>5.99541638077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11.9444444444444">
                <text:p>11.9444444444444</text:p>
              </table:table-cell>
              <table:table-cell office:value-type="float" office:value="5.95143029825042">
                <text:p>5.951430298250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5.91184282398078">
                <text:p>5.91184282398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11.3888888888889">
                <text:p>11.3888888888889</text:p>
              </table:table-cell>
              <table:table-cell office:value-type="float" office:value="5.8762140971383">
                <text:p>5.8762140971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.84414824298007">
                <text:p>5.84414824298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5.81528897423766">
                <text:p>5.815288974237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5.7893156323693">
                <text:p>5.78931563236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10.2777777777778">
                <text:p>10.2777777777778</text:p>
              </table:table-cell>
              <table:table-cell office:value-type="float" office:value="5.76593962468797">
                <text:p>5.765939624687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10.2777777777778">
                <text:p>10.2777777777778</text:p>
              </table:table-cell>
              <table:table-cell office:value-type="float" office:value="5.18934566221917">
                <text:p>5.18934566221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5.22596665155285">
                <text:p>5.22596665155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9.72222222222222">
                <text:p>9.72222222222222</text:p>
              </table:table-cell>
              <table:table-cell office:value-type="float" office:value="5.25892554195313">
                <text:p>5.25892554195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9.44444444444444">
                <text:p>9.44444444444444</text:p>
              </table:table-cell>
              <table:table-cell office:value-type="float" office:value="5.28858854331338">
                <text:p>5.288588543313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5.31528524453758">
                <text:p>5.31528524453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5.33931227563938">
                <text:p>5.339312275639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8.61111111111111">
                <text:p>8.61111111111111</text:p>
              </table:table-cell>
              <table:table-cell office:value-type="float" office:value="5.360936603631">
                <text:p>5.3609366036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d7547858d014d4cf69878db179d326fc3483e082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52cm" svg:y="3.753cm" style:legend-expansion="high" chart:style-name="ch2"/>
        <chart:plot-area chart:style-name="ch3" table:cell-range-address="Extrapolation.B2:Extrapolation.C26 Extrapolation.C1:Extrapolation.C1" chart:data-source-has-labels="row" svg:x="0.32cm" svg:y="0.18cm" svg:width="9.412cm" svg:height="8.64cm">
          <chart:coordinate-region svg:x="1.127cm" svg:y="0.379cm" svg:width="8.1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trapolation.C2:Extrapolation.C26" chart:label-cell-address="Extrapolation.C1:Extrapolation.C1" chart:class="chart:scatter">
            <chart:domain table:cell-range-address="Extrapolation.B2:Extrapolation.B26"/>
            <chart:regression-curve chart:style-name="ch8">
              <chart:equation chart:display-equation="true" chart:display-r-square="false" svg:x="3.882cm" svg:y="6.13cm"/>
            </chart:regression-curve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actor (approximate)</text:p>
                <draw:g>
                  <svg:desc>Extrapolation.C1:Extrapol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xtrapolation.B2:Extrapolation.B26</svg:desc>
                </draw:g>
              </table:table-cell>
              <table:table-cell office:value-type="float" office:value="0">
                <text:p>0</text:p>
                <draw:g>
                  <svg:desc>Extrapolation.C2:Extrapolation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4444444444444">
                <text:p>6.9444444444444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2222222222222">
                <text:p>9.7222222222222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0555555555556">
                <text:p>18.055555555555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6111111111111">
                <text:p>23.611111111111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3888888888889">
                <text:p>26.388888888888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9444444444444">
                <text:p>31.944444444444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30">
                <text:p>5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d7547858d014d4cf69878db179d326fc3483e082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